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007bb5"/>
    </style:style>
    <style:style style:name="gr2" style:family="graphic" style:parent-style-name="standard">
      <style:graphic-properties draw:stroke="none" svg:stroke-width="0.001cm" draw:fill-color="#8dcaef"/>
    </style:style>
    <style:style style:name="gr3" style:family="graphic" style:parent-style-name="standard">
      <style:graphic-properties draw:stroke="none" svg:stroke-width="0.001cm" draw:fill-color="#009bdf"/>
    </style:style>
    <style:style style:name="gr4" style:family="graphic" style:parent-style-name="standard">
      <style:graphic-properties draw:stroke="none" svg:stroke-width="0.001cm" draw:fill-color="#a04f5c"/>
    </style:style>
    <style:style style:name="gr5" style:family="graphic" style:parent-style-name="standard">
      <style:graphic-properties draw:stroke="none" svg:stroke-width="0.001cm" draw:fill-color="#d98e9a"/>
    </style:style>
    <style:style style:name="gr6" style:family="graphic" style:parent-style-name="standard">
      <style:graphic-properties draw:stroke="none" svg:stroke-width="0.001cm" draw:fill-color="#d25e6c"/>
    </style:style>
    <style:style style:name="gr7" style:family="graphic" style:parent-style-name="standard">
      <style:graphic-properties draw:stroke="none" svg:stroke-width="0.001cm" draw:fill-color="#1f1a17"/>
    </style:style>
    <style:style style:name="gr8" style:family="graphic" style:parent-style-name="standard">
      <style:graphic-properties draw:stroke="none" svg:stroke-width="0.001cm" draw:fill-color="#714049"/>
    </style:style>
    <style:style style:name="gr9" style:family="graphic" style:parent-style-name="standard">
      <style:graphic-properties draw:stroke="none" svg:stroke-width="0.001cm" draw:fill-color="#ecaab4"/>
    </style:style>
    <style:style style:name="gr10" style:family="graphic" style:parent-style-name="standard">
      <style:graphic-properties draw:stroke="none" svg:stroke-width="0.001cm" draw:fill-color="#ffffff"/>
    </style:style>
  </office:automatic-styles>
  <office:body>
    <office:drawing>
      <draw:page draw:name="page1" draw:style-name="dp1" draw:master-page-name="Default">
        <draw:g>
          <draw:glue-point draw:id="4" svg:x="-0.001cm" svg:y="-5cm"/>
          <draw:glue-point draw:id="5" svg:x="-0.001cm" svg:y="5cm"/>
          <draw:glue-point draw:id="6" svg:x="-5cm" svg:y="-3.391cm"/>
          <draw:glue-point draw:id="7" svg:x="-5cm" svg:y="3.391cm"/>
          <draw:glue-point draw:id="8" svg:x="-5cm" svg:y="0cm"/>
          <draw:glue-point draw:id="9" svg:x="5cm" svg:y="-3.391cm"/>
          <draw:glue-point draw:id="10" svg:x="5cm" svg:y="3.391cm"/>
          <draw:glue-point draw:id="11" svg:x="5cm" svg:y="0cm"/>
          <draw:glue-point draw:id="12" svg:x="0cm" svg:y="0cm"/>
          <draw:polygon draw:style-name="gr1" draw:layer="layout" svg:width="2.368cm" svg:height="0.81cm" svg:x="0.007cm" svg:y="1.183cm" svg:viewBox="0 0 2369 811" draw:points="2369,405 2367,426 2362,447 2355,467 2344,487 2331,506 2315,526 2296,544 2275,563 2252,581 2225,598 2197,616 2166,632 2133,648 2098,663 2061,678 2022,692 1980,705 1937,718 1892,730 1847,741 1798,752 1748,762 1697,771 1645,779 1591,786 1536,792 1480,798 1423,802 1364,806 1305,808 1245,810 1184,811 1123,810 1063,808 1004,806 945,802 888,798 832,792 777,786 723,779 671,771 619,762 570,752 522,741 475,730 430,718 388,705 346,692 308,678 270,663 235,648 202,632 171,616 142,598 116,581 93,563 72,544 52,526 37,506 23,487 13,467 6,447 1,426 0,405 1,384 6,364 13,343 23,324 37,304 52,284 72,265 93,247 116,229 142,212 171,195 202,178 235,163 270,147 308,132 346,119 388,105 430,92 475,80 522,69 570,58 619,48 671,40 723,32 777,24 832,18 888,12 945,8 1004,4 1063,2 1123,0 1184,0 1245,0 1305,2 1364,4 1423,8 1480,12 1536,18 1591,24 1645,32 1697,40 1748,48 1798,58 1847,69 1892,80 1937,92 1980,105 2022,119 2061,132 2098,147 2133,163 2166,178 2197,195 2225,212 2252,229 2275,247 2296,265 2315,284 2331,304 2344,324 2355,343 2362,364 2367,384">
            <text:p/>
          </draw:polygon>
          <draw:polygon draw:style-name="gr2" draw:layer="layout" svg:width="1.198cm" svg:height="0.412cm" svg:x="1.184cm" svg:y="1.588cm" svg:viewBox="0 0 1199 413" draw:points="7,413 37,413 68,412 98,411 128,410 158,409 188,408 217,406 246,404 275,402 303,400 332,397 360,394 387,391 414,388 442,384 469,380 495,376 521,372 547,368 572,363 597,358 622,354 647,348 671,343 694,337 717,331 740,326 762,320 773,316 784,313 794,310 805,306 815,303 826,300 836,297 847,293 857,289 866,286 876,283 885,279 896,275 905,272 914,268 924,264 933,261 941,257 950,253 959,249 968,245 975,241 984,237 992,232 1000,229 1008,224 1016,220 1023,216 1031,212 1038,208 1045,203 1052,199 1059,195 1065,190 1072,185 1078,181 1084,176 1091,172 1096,167 1103,163 1108,159 1113,153 1119,149 1124,144 1129,139 1134,135 1138,130 1143,125 1147,120 1151,115 1156,110 1160,105 1163,100 1167,95 1170,90 1173,85 1176,79 1179,75 1182,69 1184,64 1186,59 1189,54 1190,48 1192,43 1193,37 1195,32 1196,26 1197,21 1198,15 1198,11 1199,5 1199,0 1184,0 1184,4 1184,9 1184,14 1182,19 1182,24 1181,29 1180,34 1178,38 1176,44 1175,48 1173,53 1171,58 1168,63 1166,67 1163,72 1161,78 1158,82 1155,87 1151,92 1148,96 1145,101 1140,106 1137,110 1133,115 1128,120 1124,125 1119,128 1114,133 1109,138 1105,143 1099,147 1094,151 1088,156 1082,161 1076,165 1070,169 1064,174 1058,178 1051,182 1044,187 1038,191 1031,195 1023,199 1016,204 1009,208 1001,212 994,215 985,220 977,224 970,227 961,232 952,236 944,239 935,243 927,247 918,251 909,255 900,258 890,262 881,265 871,269 861,273 852,276 842,279 832,283 822,286 811,289 801,293 790,296 780,299 769,302 758,306 736,312 713,318 691,323 667,329 643,334 619,339 595,344 570,349 545,354 519,358 493,362 467,366 440,370 413,374 385,377 358,380 330,382 302,385 274,387 245,390 216,392 187,394 158,395 127,396 98,397 68,398 37,398 7,398 6,398 5,398 4,398 3,398 3,399 2,399 2,400 1,400 1,401 0,403 0,404 0,405 0,407 0,408 1,409 1,410 2,411 2,411 3,412 3,412 4,412 5,413 6,413">
            <text:p/>
          </draw:polygon>
          <draw:polygon draw:style-name="gr2" draw:layer="layout" svg:width="1.191cm" svg:height="0.419cm" svg:x="0cm" svg:y="1.581cm" svg:viewBox="0 0 1192 420" draw:points="0,7 0,12 0,18 0,23 1,29 2,34 3,40 4,45 6,51 7,55 9,61 11,66 14,71 16,77 18,82 21,87 24,92 27,97 31,103 35,107 38,112 42,118 46,122 50,127 54,132 59,137 63,142 68,147 74,151 79,156 84,161 89,166 95,170 101,175 107,179 113,184 119,189 126,193 132,197 139,202 146,206 153,211 159,215 167,219 174,223 182,227 189,231 198,236 206,240 214,244 222,248 230,252 239,256 248,260 256,264 265,268 274,271 284,275 293,279 302,282 312,286 322,290 331,293 341,297 351,300 362,304 372,307 382,311 393,314 403,317 414,320 425,323 436,327 458,333 481,338 504,344 527,350 551,356 576,361 601,365 626,371 651,375 677,379 703,383 729,387 757,391 783,395 811,398 838,401 866,404 894,407 923,409 952,411 981,413 1011,415 1040,416 1071,417 1100,418 1130,419 1161,420 1192,420 1192,405 1161,405 1131,405 1101,404 1071,403 1041,402 1012,401 982,399 954,397 925,394 896,392 868,390 840,387 813,384 785,381 758,377 731,373 705,369 679,365 653,361 628,356 603,351 579,346 555,341 531,336 507,330 484,325 462,319 440,313 429,309 418,307 408,303 397,300 386,297 376,293 367,290 356,286 346,283 336,280 326,276 317,273 308,269 298,265 289,262 280,258 271,254 262,250 254,247 245,243 237,239 228,235 220,231 212,227 204,223 196,219 189,215 181,211 174,207 167,202 160,198 153,194 147,189 140,185 134,181 128,177 122,172 115,168 110,163 104,159 98,155 93,150 88,145 84,141 79,136 74,132 69,127 65,122 61,118 57,113 53,108 50,104 46,100 43,94 40,89 37,85 34,80 31,75 29,71 27,66 25,61 22,55 21,52 19,46 18,41 17,37 16,32 15,27 14,22 14,17 14,12 14,7 14,6 14,5 13,5 13,4 13,3 12,3 12,2 12,2 10,1 9,0 8,0 7,0 5,0 3,0 2,1 1,2 1,2 0,3 0,3 0,4 0,5 0,5 0,6">
            <text:p/>
          </draw:polygon>
          <draw:polygon draw:style-name="gr2" draw:layer="layout" svg:width="1.198cm" svg:height="0.412cm" svg:x="0cm" svg:y="1.176cm" svg:viewBox="0 0 1199 413" draw:points="1191,0 1161,0 1130,0 1099,0 1070,2 1040,3 1010,4 981,6 952,7 923,10 894,12 866,15 838,18 811,21 783,24 756,28 729,32 703,35 677,39 650,44 625,48 600,53 575,58 551,64 527,69 503,75 480,80 458,86 436,92 414,99 392,105 382,108 372,112 361,116 351,119 341,122 331,126 321,129 312,133 302,136 293,140 284,143 274,148 265,152 256,155 248,159 239,163 230,167 222,171 214,175 206,179 198,183 189,187 182,191 174,195 167,200 159,204 153,208 146,213 139,217 132,222 125,226 119,230 113,235 106,240 101,244 95,249 89,253 84,258 79,263 73,268 68,272 63,277 59,282 54,287 50,292 46,296 42,301 38,307 35,312 31,317 27,321 24,327 21,332 18,337 16,342 14,348 11,353 9,358 7,364 6,369 4,374 3,379 2,385 1,390 0,396 0,401 0,407 0,413 14,413 14,407 14,402 14,397 15,392 16,387 17,382 18,378 19,373 21,368 22,363 25,358 27,354 29,349 31,344 34,338 36,334 40,330 43,325 46,320 50,315 53,311 57,306 61,301 65,296 69,292 74,287 79,283 84,278 88,274 93,269 98,265 104,260 110,255 115,251 122,247 128,242 134,238 140,234 147,229 153,225 160,221 167,217 174,213 181,208 189,204 196,200 204,196 212,192 220,188 228,184 236,180 245,176 254,172 262,168 271,165 280,161 289,157 298,153 307,150 317,146 326,143 336,139 346,135 356,132 366,129 376,126 386,122 397,119 418,112 440,106 462,100 484,94 507,89 531,83 554,78 578,72 603,68 628,63 653,58 679,53 704,49 731,46 757,42 785,39 812,35 840,32 868,29 896,26 924,24 953,22 981,20 1011,18 1040,17 1070,16 1100,15 1130,15 1161,14 1191,14 1192,14 1193,13 1193,13 1195,13 1195,13 1196,12 1196,11 1197,11 1198,9 1198,8 1199,7 1198,5 1198,4 1197,3 1196,2 1196,1 1195,1 1195,0 1195,0 1193,0 1193,0 1192,0">
            <text:p/>
          </draw:polygon>
          <draw:polygon draw:style-name="gr2" draw:layer="layout" svg:width="1.191cm" svg:height="0.412cm" svg:x="1.191cm" svg:y="1.176cm" svg:viewBox="0 0 1192 413" draw:points="1192,413 1192,407 1191,401 1191,396 1190,390 1189,385 1188,379 1186,374 1185,369 1183,364 1182,358 1179,353 1177,348 1175,342 1172,337 1169,332 1166,327 1163,321 1160,317 1156,312 1153,307 1149,301 1144,296 1140,292 1136,287 1131,282 1127,277 1122,272 1117,268 1112,263 1106,258 1101,253 1096,249 1089,244 1084,240 1077,235 1071,230 1065,226 1058,222 1052,217 1045,213 1038,208 1031,204 1024,200 1016,195 1009,191 1001,187 993,183 985,179 977,175 968,171 961,167 952,163 943,159 934,155 926,152 917,148 907,143 898,140 889,136 878,133 869,129 859,126 850,122 840,119 829,116 819,112 808,108 798,105 777,99 755,92 733,86 710,80 687,75 664,69 640,64 615,58 590,53 565,48 540,44 514,39 488,35 462,32 435,28 407,24 380,21 353,18 324,15 296,12 268,10 239,7 210,6 180,4 151,3 121,2 91,0 61,0 30,0 0,0 0,14 30,14 61,15 91,15 120,16 151,17 180,18 209,20 238,22 267,24 295,26 323,29 351,32 378,35 406,39 433,42 460,46 486,49 512,53 538,58 563,63 588,68 612,72 636,78 660,83 684,89 706,94 729,100 751,106 773,112 794,119 804,122 815,126 825,129 835,132 845,135 854,139 864,143 874,146 883,150 893,153 902,157 911,161 920,165 928,168 937,172 945,176 954,180 963,184 970,188 978,192 987,196 994,200 1002,204 1009,208 1016,213 1024,217 1031,221 1037,225 1044,229 1051,234 1057,238 1063,242 1069,247 1075,251 1081,255 1087,260 1092,265 1098,269 1102,274 1107,278 1112,283 1117,287 1121,292 1126,296 1130,301 1133,306 1138,311 1141,315 1144,320 1148,325 1151,330 1154,334 1156,338 1159,344 1161,349 1164,354 1166,358 1168,363 1169,368 1171,373 1173,378 1174,382 1175,387 1175,392 1177,397 1177,402 1177,407 1177,413">
            <text:p/>
          </draw:polygon>
          <draw:polygon draw:style-name="gr1" draw:layer="layout" svg:width="2.371cm" svg:height="0.838cm" svg:x="0.004cm" svg:y="0.76cm" svg:viewBox="0 0 2372 839" draw:points="0,0 0,839 2372,839 2372,0">
            <text:p/>
          </draw:polygon>
          <draw:polygon draw:style-name="gr3" draw:layer="layout" svg:width="2.368cm" svg:height="0.81cm" svg:x="0.007cm" svg:y="0.33cm" svg:viewBox="0 0 2369 811" draw:points="2369,405 2367,426 2362,447 2355,467 2344,487 2331,506 2315,526 2296,544 2275,563 2252,581 2225,598 2197,616 2166,632 2133,648 2098,663 2061,678 2022,692 1980,705 1937,718 1892,730 1847,741 1798,752 1748,761 1697,771 1645,779 1591,786 1536,792 1480,797 1423,802 1364,806 1305,808 1245,810 1184,811 1123,810 1063,808 1004,806 945,802 888,797 832,792 777,786 723,779 671,771 619,761 570,752 522,741 475,730 430,718 388,705 346,692 308,678 270,663 235,648 202,632 171,616 142,598 116,581 93,563 72,544 52,526 37,506 23,487 13,467 6,447 1,426 0,405 1,384 6,363 13,343 23,324 37,304 52,284 72,265 93,247 116,229 142,212 171,195 202,179 235,162 270,147 308,133 346,118 388,105 430,92 475,80 522,69 570,59 619,49 671,40 723,32 777,24 832,18 888,12 945,7 1004,4 1063,2 1123,0 1184,0 1245,0 1305,2 1364,4 1423,7 1480,12 1536,18 1591,24 1645,32 1697,40 1748,49 1798,59 1847,69 1892,80 1937,92 1980,105 2022,118 2061,133 2098,147 2133,162 2166,179 2197,195 2225,212 2252,229 2275,247 2296,265 2315,284 2331,304 2344,324 2355,343 2362,363 2367,384">
            <text:p/>
          </draw:polygon>
          <draw:polygon draw:style-name="gr2" draw:layer="layout" svg:width="1.191cm" svg:height="0.412cm" svg:x="1.191cm" svg:y="0.735cm" svg:viewBox="0 0 1192 413" draw:points="0,413 30,413 61,412 91,411 121,410 151,409 180,407 210,406 239,404 268,402 296,400 324,397 353,394 380,391 407,388 435,384 462,380 488,377 514,372 540,368 565,363 590,359 615,354 640,348 664,343 687,337 710,332 733,326 755,319 766,316 777,314 787,310 798,307 808,303 819,300 829,296 840,293 850,290 859,286 869,283 878,279 889,275 898,272 907,268 917,264 926,261 934,257 943,252 952,249 961,245 968,241 977,237 985,233 993,229 1001,225 1009,220 1016,216 1024,212 1031,208 1038,203 1045,199 1052,195 1058,190 1065,185 1071,181 1077,177 1084,172 1089,167 1096,163 1101,159 1106,154 1112,149 1117,144 1122,139 1127,135 1131,130 1136,125 1140,120 1144,115 1149,110 1153,105 1156,100 1160,95 1163,90 1166,85 1169,79 1172,74 1175,69 1177,64 1179,59 1182,54 1183,48 1185,43 1186,37 1188,32 1189,26 1190,21 1191,16 1191,11 1192,5 1192,0 1177,0 1177,4 1177,9 1177,14 1175,19 1175,24 1174,29 1173,34 1171,39 1169,44 1168,48 1166,53 1164,58 1161,63 1159,68 1156,72 1154,78 1151,82 1148,87 1144,92 1141,96 1138,101 1133,106 1130,110 1126,115 1121,120 1117,124 1112,129 1107,133 1102,138 1098,143 1092,147 1087,151 1081,156 1075,160 1069,165 1063,170 1057,174 1051,178 1044,182 1037,187 1031,191 1024,195 1016,200 1009,204 1002,208 994,212 987,215 978,220 970,223 963,228 954,232 945,236 937,239 928,243 920,247 911,251 902,255 893,258 883,262 874,265 864,269 854,272 845,276 835,280 825,283 815,286 804,290 794,293 783,296 773,299 762,302 751,306 729,312 706,318 684,323 660,329 636,334 612,339 588,344 563,349 538,354 512,358 486,362 460,367 433,370 406,374 378,377 351,380 323,382 295,385 267,387 238,390 209,392 180,394 151,395 120,396 91,397 61,397 30,398 0,398">
            <text:p/>
          </draw:polygon>
          <draw:polygon draw:style-name="gr2" draw:layer="layout" svg:width="1.191cm" svg:height="0.412cm" svg:x="0cm" svg:y="0.735cm" svg:viewBox="0 0 1192 413" draw:points="0,0 0,5 0,11 0,16 1,21 2,26 3,32 4,37 6,43 7,48 9,54 11,59 14,64 16,69 18,74 21,79 24,85 27,90 31,95 35,100 38,105 42,110 46,115 50,120 54,125 59,130 63,135 68,139 74,144 79,149 84,154 89,159 95,163 101,167 107,172 113,177 119,181 126,185 132,190 139,195 146,199 153,203 159,208 167,212 174,216 182,220 189,225 198,229 206,233 214,237 222,241 230,245 239,249 248,252 256,257 265,261 274,264 284,268 293,272 302,275 312,279 322,283 331,286 341,290 351,293 362,296 372,300 382,303 393,307 403,310 414,314 425,316 436,319 458,326 481,332 504,337 527,343 551,348 576,354 601,359 626,363 651,368 677,372 703,377 729,380 757,384 783,388 811,391 838,394 866,397 894,400 923,402 952,404 981,406 1011,407 1040,409 1071,410 1100,411 1130,412 1161,413 1192,413 1192,398 1161,398 1131,397 1101,397 1071,396 1041,395 1012,394 982,392 954,390 925,387 896,385 868,382 840,380 813,377 785,374 758,370 731,367 705,362 679,358 653,354 628,349 603,344 579,339 555,334 531,329 507,323 484,318 462,312 440,306 429,302 418,299 408,296 397,293 386,290 376,286 367,283 356,280 346,276 336,272 326,269 317,265 308,262 298,258 289,255 280,251 271,247 262,243 254,239 245,236 237,232 228,228 220,223 212,220 204,215 196,212 189,208 181,204 174,200 167,195 160,191 153,187 147,182 140,178 134,174 128,170 122,165 115,160 110,156 104,151 98,147 93,143 88,138 84,133 79,129 74,124 69,120 65,115 61,110 57,106 53,101 50,96 46,92 43,87 40,82 37,78 34,72 31,68 29,63 27,58 25,53 22,48 21,44 19,39 18,34 17,29 16,24 15,19 14,14 14,9 14,4 14,0">
            <text:p/>
          </draw:polygon>
          <draw:polygon draw:style-name="gr2" draw:layer="layout" svg:width="1.191cm" svg:height="0.412cm" svg:x="0cm" svg:y="0.323cm" svg:viewBox="0 0 1192 413" draw:points="1192,0 1161,0 1130,0 1100,1 1071,2 1040,3 1011,4 981,6 952,8 923,10 894,13 866,15 838,18 811,21 783,24 757,28 729,32 703,36 677,40 651,44 626,49 601,54 576,59 551,64 527,69 504,75 481,81 458,86 436,93 414,99 393,105 382,108 372,112 362,116 351,119 341,122 331,126 322,130 312,133 302,137 293,141 284,145 274,148 265,152 256,156 248,159 239,163 230,167 222,171 214,175 206,179 198,183 189,187 182,192 174,196 167,200 159,204 153,209 146,213 139,217 132,222 126,226 119,231 113,235 107,240 101,244 95,249 89,253 84,259 79,263 74,268 68,272 63,277 59,282 54,286 50,292 46,297 42,301 38,307 35,312 31,317 27,322 24,327 21,332 18,337 16,343 14,348 11,353 9,358 7,364 6,368 4,374 3,379 2,385 1,391 0,396 0,401 0,407 0,413 14,413 14,408 14,402 14,397 15,393 16,388 17,383 18,378 19,373 21,368 22,363 25,358 27,354 29,349 31,344 34,339 37,334 40,330 43,325 46,320 50,316 53,311 57,306 61,301 65,297 69,292 74,288 79,282 84,278 88,274 93,269 98,265 104,260 110,256 115,252 122,247 128,242 134,238 140,234 147,230 153,225 160,221 167,217 174,212 181,208 189,204 196,200 204,196 212,192 220,188 228,184 237,181 245,176 254,173 262,169 271,165 280,161 289,157 298,154 308,150 317,146 326,143 336,139 346,136 356,133 367,129 376,126 386,122 397,119 418,112 440,107 462,100 484,95 507,89 531,83 555,78 579,73 603,68 628,63 653,59 679,54 705,50 731,46 758,42 785,39 813,36 840,32 868,29 896,27 925,24 954,22 982,21 1012,18 1041,18 1071,16 1101,15 1131,15 1161,14 1192,14">
            <text:p/>
          </draw:polygon>
          <draw:polygon draw:style-name="gr2" draw:layer="layout" svg:width="1.191cm" svg:height="0.412cm" svg:x="1.191cm" svg:y="0.323cm" svg:viewBox="0 0 1192 413" draw:points="1192,413 1192,407 1191,401 1191,396 1190,391 1189,385 1188,379 1186,374 1185,368 1183,364 1182,358 1179,353 1177,348 1175,343 1172,337 1169,332 1166,327 1163,322 1160,317 1156,312 1153,307 1149,301 1144,297 1140,292 1136,286 1131,282 1127,277 1122,272 1117,268 1112,263 1106,259 1101,253 1096,249 1089,244 1084,240 1077,235 1071,231 1065,226 1058,222 1052,217 1045,213 1038,209 1031,204 1024,200 1016,196 1009,192 1001,187 993,183 985,179 977,175 968,171 961,167 952,163 943,159 934,156 926,152 917,148 907,145 898,141 889,137 878,133 869,130 859,126 850,122 840,119 829,116 819,112 808,108 798,105 777,99 755,93 733,86 710,81 687,75 664,69 640,64 615,59 590,54 565,49 540,44 514,40 488,36 462,32 435,28 407,24 380,21 353,18 324,15 296,13 268,10 239,8 210,6 180,4 151,3 121,2 91,1 61,0 30,0 0,0 0,14 30,14 61,15 91,15 120,16 151,18 180,18 209,21 238,22 267,24 295,27 323,29 351,32 378,36 406,39 433,42 460,46 486,50 512,54 538,59 563,63 588,68 612,73 636,78 660,83 684,89 706,95 729,100 751,107 773,112 794,119 804,122 815,126 825,129 835,133 845,136 854,139 864,143 874,146 883,150 893,154 902,157 911,161 920,165 928,169 937,173 945,176 954,181 963,184 970,188 978,192 987,196 994,200 1002,204 1009,208 1016,212 1024,217 1031,221 1037,225 1044,230 1051,234 1057,238 1063,242 1069,247 1075,252 1081,256 1087,260 1092,265 1098,269 1102,274 1107,278 1112,282 1117,288 1121,292 1126,297 1130,301 1133,306 1138,311 1141,316 1144,320 1148,325 1151,330 1154,334 1156,339 1159,344 1161,349 1164,354 1166,358 1168,363 1169,368 1171,373 1173,378 1174,383 1175,388 1175,393 1177,397 1177,402 1177,408 1177,413">
            <text:p/>
          </draw:polygon>
          <draw:polygon draw:style-name="gr2" draw:layer="layout" svg:width="0.014cm" svg:height="0.008cm" svg:x="0cm" svg:y="0.752cm" svg:viewBox="0 0 15 9" draw:points="15,9 15,0 0,0 0,9">
            <text:p/>
          </draw:polygon>
          <draw:polygon draw:style-name="gr2" draw:layer="layout" svg:width="0.014cm" svg:height="0.836cm" svg:x="0cm" svg:y="0.76cm" svg:viewBox="0 0 15 837" draw:points="15,837 15,0 0,0 0,837">
            <text:p/>
          </draw:polygon>
          <draw:polygon draw:style-name="gr2" draw:layer="layout" svg:width="0.014cm" svg:height="0.007cm" svg:x="0cm" svg:y="1.596cm" svg:viewBox="0 0 15 8" draw:points="0,0 0,8 15,8 15,0">
            <text:p/>
          </draw:polygon>
          <draw:polygon draw:style-name="gr2" draw:layer="layout" svg:width="0.015cm" svg:height="0.008cm" svg:x="2.367cm" svg:y="0.752cm" svg:viewBox="0 0 16 9" draw:points="16,9 16,0 0,0 0,9">
            <text:p/>
          </draw:polygon>
          <draw:polygon draw:style-name="gr2" draw:layer="layout" svg:width="0.015cm" svg:height="0.836cm" svg:x="2.367cm" svg:y="0.76cm" svg:viewBox="0 0 16 837" draw:points="16,837 16,0 0,0 0,837">
            <text:p/>
          </draw:polygon>
          <draw:polygon draw:style-name="gr2" draw:layer="layout" svg:width="0.015cm" svg:height="0.007cm" svg:x="2.367cm" svg:y="1.596cm" svg:viewBox="0 0 16 8" draw:points="0,0 0,8 16,8 16,0">
            <text:p/>
          </draw:polygon>
          <draw:polygon draw:style-name="gr4" draw:layer="layout" svg:width="2.368cm" svg:height="0.81cm" svg:x="0.007cm" svg:y="0.279cm" svg:viewBox="0 0 2369 811" draw:points="2369,405 2367,426 2362,446 2355,467 2344,487 2331,506 2315,526 2296,544 2275,563 2252,581 2225,598 2197,615 2166,632 2133,647 2098,662 2061,677 2022,692 1980,705 1937,718 1892,730 1847,741 1798,752 1748,762 1697,771 1645,778 1591,786 1536,792 1480,798 1423,802 1364,806 1305,808 1245,810 1184,811 1123,810 1063,808 1004,806 945,802 888,798 832,792 777,786 723,778 671,771 619,762 570,752 522,741 475,730 430,718 388,705 346,692 308,677 270,662 235,647 202,632 171,615 142,598 116,581 93,563 72,544 52,526 37,506 23,487 13,467 6,446 1,426 0,405 1,384 6,364 13,343 23,323 37,304 52,284 72,265 93,247 116,229 142,211 171,194 202,178 235,162 270,146 308,132 346,118 388,104 430,92 475,80 522,68 570,58 619,48 671,39 723,31 777,24 832,18 888,12 945,8 1004,4 1063,1 1123,0 1184,0 1245,0 1305,1 1364,4 1423,8 1480,12 1536,18 1591,24 1645,31 1697,39 1748,48 1798,58 1847,68 1892,80 1937,92 1980,104 2022,118 2061,132 2098,146 2133,162 2166,178 2197,194 2225,211 2252,229 2275,247 2296,265 2315,284 2331,304 2344,323 2355,343 2362,364 2367,384">
            <text:p/>
          </draw:polygon>
          <draw:polygon draw:style-name="gr5" draw:layer="layout" svg:width="1.191cm" svg:height="0.412cm" svg:x="1.191cm" svg:y="0.684cm" svg:viewBox="0 0 1192 413" draw:points="0,413 30,412 61,412 91,411 121,410 151,409 180,408 210,406 239,404 268,402 296,399 324,397 353,394 380,391 407,387 435,384 462,380 488,376 514,372 540,368 565,363 590,358 615,353 640,348 664,343 687,337 710,332 733,326 755,319 766,316 777,313 787,310 798,307 808,303 819,300 829,296 840,293 850,290 859,286 869,283 878,279 889,275 898,272 907,268 917,264 926,261 934,256 943,253 952,249 961,245 968,241 977,237 985,232 993,228 1001,224 1009,220 1016,216 1024,212 1031,208 1038,203 1045,199 1052,195 1058,190 1065,186 1071,182 1077,177 1084,172 1089,168 1096,163 1101,158 1106,154 1112,149 1117,144 1122,140 1127,135 1131,130 1136,125 1140,120 1144,115 1149,111 1153,105 1156,100 1160,95 1163,90 1166,85 1169,80 1172,75 1175,70 1177,64 1179,59 1182,54 1183,48 1185,43 1186,38 1188,33 1189,27 1190,22 1191,16 1191,11 1192,5 1192,0 1177,0 1177,4 1177,10 1177,15 1175,20 1175,25 1174,29 1173,34 1171,39 1169,44 1168,49 1166,54 1164,58 1161,63 1159,68 1156,73 1154,78 1151,82 1148,87 1144,92 1141,96 1138,101 1133,106 1130,111 1126,115 1121,119 1117,125 1112,129 1107,134 1102,138 1098,143 1092,147 1087,152 1081,156 1075,161 1069,165 1063,169 1057,174 1051,178 1044,182 1037,186 1031,191 1024,195 1016,200 1009,204 1002,208 994,212 987,216 978,220 970,224 963,228 954,232 945,236 937,240 928,243 920,247 911,251 902,254 893,258 883,262 874,266 864,269 854,272 845,276 835,279 825,283 815,286 804,289 794,293 783,296 773,299 762,302 751,305 729,312 706,318 684,323 660,329 636,334 612,339 588,344 563,349 538,354 512,358 486,362 460,366 433,370 406,374 378,376 351,379 323,383 295,385 267,387 238,390 209,392 180,393 151,394 120,396 91,397 61,397 30,398 0,398">
            <text:p/>
          </draw:polygon>
          <draw:polygon draw:style-name="gr5" draw:layer="layout" svg:width="1.191cm" svg:height="0.412cm" svg:x="0cm" svg:y="0.684cm" svg:viewBox="0 0 1192 413" draw:points="0,0 0,5 0,11 0,16 1,22 2,27 3,33 4,38 6,43 7,48 9,54 11,59 14,64 16,70 18,75 21,80 24,85 27,90 31,95 35,100 38,105 42,111 46,115 50,120 54,125 59,130 63,135 68,140 74,144 79,149 84,154 89,158 95,163 101,168 107,172 113,177 119,182 126,186 132,190 139,195 146,199 153,203 159,208 167,212 174,216 182,220 189,224 198,228 206,232 214,237 222,241 230,245 239,249 248,253 256,256 265,261 274,264 284,268 293,272 302,275 312,279 322,283 331,286 341,290 351,293 362,296 372,300 382,303 393,307 403,310 414,313 425,316 436,319 458,326 481,332 504,337 527,343 551,348 576,353 601,358 626,363 651,368 677,372 703,376 729,380 757,384 783,387 811,391 838,394 866,397 894,399 923,402 952,404 981,406 1011,408 1040,409 1071,410 1100,411 1130,412 1161,412 1192,413 1192,398 1161,398 1131,397 1101,397 1071,396 1041,394 1012,393 982,392 954,390 925,387 896,385 868,383 840,379 813,376 785,374 758,370 731,366 705,362 679,358 653,354 628,349 603,344 579,339 555,334 531,329 507,323 484,318 462,312 440,305 429,302 418,299 408,296 397,293 386,289 376,286 367,283 356,279 346,276 336,272 326,269 317,266 308,262 298,258 289,254 280,251 271,247 262,243 254,240 245,236 237,232 228,228 220,224 212,220 204,216 196,212 189,208 181,204 174,200 167,195 160,191 153,186 147,182 140,178 134,174 128,169 122,165 115,161 110,156 104,152 98,147 93,143 88,138 84,134 79,129 74,125 69,119 65,115 61,111 57,106 53,101 50,96 46,92 43,87 40,82 37,78 34,73 31,68 29,63 27,58 25,54 22,49 21,44 19,39 18,34 17,29 16,25 15,20 14,15 14,10 14,4 14,0">
            <text:p/>
          </draw:polygon>
          <draw:polygon draw:style-name="gr5" draw:layer="layout" svg:width="1.191cm" svg:height="0.412cm" svg:x="0cm" svg:y="0.272cm" svg:viewBox="0 0 1192 413" draw:points="1192,0 1161,0 1130,0 1100,0 1071,1 1040,3 1011,4 981,6 952,7 923,10 894,12 866,15 838,18 811,21 783,24 757,27 729,31 703,35 677,39 651,44 626,48 601,53 576,58 551,63 527,69 504,75 481,80 458,86 436,92 425,95 414,99 403,102 393,105 382,108 372,112 362,115 351,119 341,122 331,125 322,129 312,133 302,136 293,140 284,144 274,148 265,151 256,155 248,159 239,163 230,167 222,171 214,175 206,179 198,183 189,187 182,191 174,196 167,200 159,204 153,208 146,213 139,217 132,222 126,226 119,230 113,235 107,240 101,244 95,249 89,253 84,258 79,263 74,268 68,272 63,277 59,282 54,287 50,292 46,297 42,302 38,307 35,312 31,317 27,322 24,327 21,332 18,337 16,343 14,348 11,353 9,358 7,364 6,369 4,374 3,380 2,385 1,391 0,396 0,402 0,407 0,413 14,413 14,408 14,402 14,398 15,393 16,388 17,383 18,378 19,373 21,368 22,364 25,359 27,354 29,349 31,344 34,339 37,334 40,330 43,325 46,320 50,316 53,311 57,306 61,302 65,297 69,292 74,287 79,283 84,278 88,274 93,269 98,265 104,260 110,256 115,251 122,247 128,243 134,238 140,234 147,229 153,225 160,221 167,217 174,213 181,208 189,204 196,200 204,196 212,192 220,188 228,184 237,180 245,176 254,172 262,168 271,165 280,161 289,157 298,153 308,150 317,146 326,143 336,139 346,136 356,132 367,129 376,125 386,122 397,119 408,115 418,112 429,109 440,106 462,100 484,94 507,89 531,83 555,77 579,72 603,67 628,63 653,58 679,54 705,49 731,46 758,42 785,38 813,35 840,32 868,29 896,26 925,24 954,22 982,20 1012,18 1041,17 1071,16 1101,15 1131,14 1161,14 1192,14">
            <text:p/>
          </draw:polygon>
          <draw:polygon draw:style-name="gr5" draw:layer="layout" svg:width="1.191cm" svg:height="0.412cm" svg:x="1.191cm" svg:y="0.272cm" svg:viewBox="0 0 1192 413" draw:points="1192,413 1192,407 1191,402 1191,396 1190,391 1189,385 1188,380 1186,374 1185,369 1183,364 1182,358 1179,353 1177,348 1175,343 1172,337 1169,333 1166,327 1163,322 1160,317 1156,312 1153,307 1149,302 1144,297 1140,292 1136,287 1131,282 1127,277 1122,272 1117,268 1112,263 1106,258 1101,253 1096,249 1089,244 1084,240 1077,235 1071,230 1065,226 1058,222 1052,217 1045,213 1038,208 1031,204 1024,200 1016,196 1009,191 1001,187 993,183 985,179 977,175 968,171 961,167 952,163 943,159 934,155 926,151 917,148 907,144 898,140 889,136 878,133 869,129 859,125 850,122 840,119 829,115 819,112 808,108 798,105 777,99 755,92 733,86 710,80 687,75 664,69 640,63 615,58 590,53 565,48 540,44 514,39 488,35 462,31 435,27 407,24 380,21 353,18 324,15 296,12 268,10 239,7 210,6 180,4 151,3 121,1 91,0 61,0 30,0 0,0 0,14 30,14 61,14 91,15 120,16 151,17 180,18 209,20 238,22 267,24 295,26 323,29 351,32 378,35 406,38 433,42 460,46 486,49 512,54 538,58 563,63 588,67 612,72 636,77 660,83 684,89 706,94 729,100 751,106 773,112 794,119 804,122 815,125 825,129 835,132 845,136 854,139 864,143 874,146 883,150 893,153 902,157 911,161 920,165 928,168 937,172 945,176 954,180 963,184 970,188 978,192 987,196 994,200 1002,204 1009,208 1016,213 1024,217 1031,221 1037,225 1044,229 1051,234 1057,238 1063,243 1069,247 1075,251 1081,256 1087,260 1092,265 1098,269 1102,274 1107,278 1112,283 1117,287 1121,292 1126,297 1130,302 1133,306 1138,311 1141,316 1144,320 1148,325 1151,330 1154,334 1156,339 1159,344 1161,349 1164,354 1166,359 1168,364 1169,368 1171,373 1173,378 1174,383 1175,388 1175,393 1177,398 1177,402 1177,408 1177,413">
            <text:p/>
          </draw:polygon>
          <draw:polygon draw:style-name="gr4" draw:layer="layout" svg:width="2.371cm" svg:height="0.275cm" svg:x="0.004cm" svg:y="0.423cm" svg:viewBox="0 0 2372 276" draw:points="0,0 0,276 2372,276 2372,0">
            <text:p/>
          </draw:polygon>
          <draw:polygon draw:style-name="gr6" draw:layer="layout" svg:width="2.368cm" svg:height="0.81cm" svg:x="0.007cm" svg:y="0.007cm" svg:viewBox="0 0 2369 811" draw:points="2369,405 2367,426 2362,446 2355,467 2344,486 2331,506 2315,526 2296,545 2275,563 2252,581 2225,598 2197,615 2166,631 2133,647 2098,663 2061,677 2022,692 1980,705 1937,718 1892,730 1847,741 1798,751 1748,762 1697,770 1645,778 1591,786 1536,792 1480,797 1423,802 1364,806 1305,808 1245,810 1184,811 1123,810 1063,808 1004,806 945,802 888,797 832,792 777,786 723,778 671,770 619,762 570,751 522,741 475,730 430,718 388,705 346,692 308,677 270,663 235,647 202,631 171,615 142,598 116,581 93,563 72,545 52,526 37,506 23,486 13,467 6,446 1,426 0,405 1,384 6,363 13,343 23,323 37,304 52,284 72,265 93,247 116,229 142,212 171,194 202,178 235,162 270,147 308,132 346,118 388,105 430,92 475,80 522,69 570,58 619,48 671,39 723,31 777,24 832,18 888,12 945,7 1004,4 1063,2 1123,0 1184,0 1245,0 1305,2 1364,4 1423,7 1480,12 1536,18 1591,24 1645,31 1697,39 1748,48 1798,58 1847,69 1892,80 1937,92 1980,105 2022,118 2061,132 2098,147 2133,162 2166,178 2197,194 2225,212 2252,229 2275,247 2296,265 2315,284 2331,304 2344,323 2355,343 2362,363 2367,384">
            <text:p/>
          </draw:polygon>
          <draw:polygon draw:style-name="gr5" draw:layer="layout" svg:width="1.198cm" svg:height="0.412cm" svg:x="1.184cm" svg:y="0.412cm" svg:viewBox="0 0 1199 413" draw:points="7,413 37,413 68,412 98,412 128,410 158,409 188,408 217,406 246,404 275,402 303,400 332,397 360,394 387,391 414,388 442,385 469,381 495,377 521,373 547,368 572,364 597,359 622,354 647,348 671,343 694,338 717,332 740,326 762,320 773,317 784,313 794,310 805,307 815,304 826,300 836,296 847,293 857,290 866,286 876,283 885,279 896,276 905,272 914,268 924,264 933,260 941,256 950,253 959,249 968,245 975,241 984,237 992,233 1000,229 1008,225 1016,220 1023,216 1031,212 1038,208 1045,203 1052,199 1059,195 1065,190 1072,186 1078,182 1084,177 1091,172 1096,168 1103,163 1108,159 1113,154 1119,149 1124,144 1129,140 1134,135 1138,130 1143,125 1147,120 1151,116 1156,111 1160,105 1163,100 1167,95 1170,90 1173,85 1176,80 1179,75 1182,70 1184,64 1186,59 1189,54 1190,48 1192,43 1193,38 1195,33 1196,27 1197,22 1198,16 1198,11 1199,5 1199,0 1184,0 1184,4 1184,10 1184,15 1182,20 1182,25 1181,29 1180,34 1178,39 1176,44 1175,49 1173,54 1171,58 1168,63 1166,68 1163,73 1161,78 1158,82 1155,87 1151,92 1148,97 1145,101 1140,106 1137,111 1133,116 1128,120 1124,125 1119,129 1114,134 1109,138 1105,143 1099,147 1094,152 1088,157 1082,161 1076,165 1070,170 1064,174 1058,178 1051,182 1044,187 1038,191 1031,195 1023,200 1016,204 1009,208 1001,212 994,216 985,220 977,224 970,228 961,232 952,236 944,240 935,243 927,247 918,251 909,255 900,259 890,262 881,266 871,269 861,273 852,277 842,279 832,283 822,286 811,290 801,293 790,296 780,300 769,303 758,306 736,312 713,318 691,323 667,329 643,334 619,339 595,344 570,349 545,354 519,358 493,362 467,367 440,370 413,373 385,377 358,380 330,383 302,385 274,388 245,390 216,392 187,394 158,395 127,396 98,397 68,397 37,398 7,398 6,398 5,398 4,398 3,399 3,399 2,399 2,400 1,401 1,401 0,403 0,404 0,405 0,407 0,408 1,409 1,410 2,411 2,411 3,412 3,412 4,412 5,413 6,413">
            <text:p/>
          </draw:polygon>
          <draw:polygon draw:style-name="gr5" draw:layer="layout" svg:width="1.191cm" svg:height="0.419cm" svg:x="0cm" svg:y="0.405cm" svg:viewBox="0 0 1192 420" draw:points="0,7 0,13 0,18 0,23 1,29 2,34 3,40 4,45 6,51 7,56 9,61 11,66 14,72 16,77 18,82 21,87 24,92 27,97 31,103 35,107 38,112 42,118 46,123 50,128 54,133 59,137 63,142 68,147 74,152 79,156 84,161 89,166 95,170 101,175 107,179 113,184 119,189 126,193 132,197 139,202 146,206 153,211 159,215 167,219 174,223 182,227 189,232 198,236 206,240 214,244 222,248 230,252 239,256 248,260 256,263 265,267 274,271 284,275 293,279 302,283 312,286 322,290 331,293 341,297 351,301 362,304 372,307 382,311 393,314 403,317 414,320 425,324 436,327 458,333 481,339 504,345 527,350 551,355 576,361 601,366 626,371 651,375 677,380 703,384 729,388 757,392 783,395 811,398 838,401 866,404 894,407 923,409 952,411 981,413 1011,415 1040,416 1071,417 1100,419 1130,419 1161,420 1192,420 1192,405 1161,405 1131,405 1101,404 1071,403 1041,402 1012,401 982,399 954,397 925,395 896,392 868,390 840,387 813,384 785,380 758,377 731,374 705,369 679,365 653,361 628,356 603,351 579,346 555,341 531,336 507,330 484,325 462,319 440,313 429,310 418,307 408,303 397,300 386,297 376,293 367,290 356,286 346,284 336,280 326,276 317,273 308,269 298,266 289,262 280,258 271,254 262,250 254,247 245,243 237,239 228,235 220,231 212,227 204,223 196,219 189,215 181,211 174,207 167,202 160,198 153,194 147,189 140,185 134,181 128,177 122,172 115,168 110,164 104,159 98,155 93,150 88,146 84,141 79,137 74,132 69,127 65,123 61,118 57,113 53,109 50,104 46,99 43,94 40,89 37,85 34,81 31,75 29,70 27,66 25,61 22,56 21,51 19,46 18,41 17,36 16,32 15,27 14,22 14,17 14,12 14,7 14,6 14,5 13,4 13,4 13,3 12,3 12,2 10,1 9,0 8,0 7,0 5,0 3,0 2,1 1,2 1,2 0,3 0,3 0,4 0,4 0,5 0,6">
            <text:p/>
          </draw:polygon>
          <draw:polygon draw:style-name="gr5" draw:layer="layout" svg:width="1.198cm" svg:height="0.412cm" svg:x="0cm" svg:y="0cm" svg:viewBox="0 0 1199 413" draw:points="1191,0 1161,0 1130,0 1099,1 1070,1 1040,3 1010,4 981,6 952,8 923,10 894,12 866,15 838,18 811,21 783,24 756,28 729,32 703,36 677,40 650,44 625,49 600,53 575,58 551,64 527,69 503,75 480,80 458,86 436,92 414,99 392,105 382,109 372,112 361,115 351,119 341,122 331,126 321,129 312,133 302,137 293,140 284,144 274,148 265,151 256,155 248,159 239,163 230,167 222,171 214,175 206,179 198,183 189,188 182,192 174,196 167,200 159,204 153,209 146,213 139,218 132,222 125,227 119,231 113,235 106,240 101,245 95,249 89,253 84,258 79,263 73,268 68,273 63,277 59,282 54,287 50,292 46,297 42,302 38,307 35,312 31,317 27,322 24,327 21,333 18,337 16,342 14,348 11,353 9,358 7,364 6,369 4,375 3,380 2,386 1,391 0,396 0,401 0,407 0,413 14,413 14,407 14,403 14,398 15,393 16,388 17,383 18,378 19,373 21,368 22,364 25,359 27,354 29,349 31,344 34,340 36,334 40,330 43,325 46,320 50,315 53,311 57,306 61,302 65,296 69,292 74,288 79,283 84,279 88,273 93,269 98,265 104,261 110,256 115,251 122,247 128,242 134,238 140,234 147,229 153,225 160,221 167,217 174,213 181,209 189,204 196,200 204,197 212,192 220,188 228,185 236,180 245,176 254,173 262,169 271,165 280,161 289,157 298,154 307,150 317,147 326,143 336,140 346,136 356,133 366,129 376,126 386,122 397,119 418,113 440,106 462,100 484,94 507,89 531,83 554,78 578,73 603,68 628,63 653,58 679,54 704,50 731,46 757,42 785,38 812,35 840,32 868,30 896,27 924,24 953,22 981,20 1011,18 1040,17 1070,16 1100,15 1130,15 1161,14 1191,14 1192,14 1193,14 1193,14 1195,14 1195,13 1195,13 1196,12 1196,12 1197,11 1198,9 1198,8 1199,7 1198,5 1198,4 1197,3 1196,1 1196,1 1195,1 1195,0 1195,0 1193,0 1193,0 1192,0">
            <text:p/>
          </draw:polygon>
          <draw:polygon draw:style-name="gr5" draw:layer="layout" svg:width="1.191cm" svg:height="0.412cm" svg:x="1.191cm" svg:y="0cm" svg:viewBox="0 0 1192 413" draw:points="1192,413 1192,407 1191,401 1191,396 1190,391 1189,386 1188,380 1186,375 1185,369 1183,364 1182,358 1179,353 1177,348 1175,342 1172,337 1169,333 1166,327 1163,322 1160,317 1156,312 1153,307 1149,302 1144,297 1140,292 1136,287 1131,282 1127,277 1122,273 1117,268 1112,263 1106,258 1101,253 1096,249 1089,245 1084,240 1077,235 1071,231 1065,227 1058,222 1052,218 1045,213 1038,209 1031,204 1024,200 1016,196 1009,192 1001,188 993,183 985,179 977,175 968,171 961,167 952,163 943,159 934,155 926,151 917,148 907,144 898,140 889,137 878,133 869,129 859,126 850,122 840,119 829,115 819,112 808,109 798,105 777,99 755,92 733,86 710,80 687,75 664,69 640,64 615,58 590,53 565,49 540,44 514,40 488,36 462,32 435,28 407,24 380,21 353,18 324,15 296,12 268,10 239,8 210,6 180,4 151,3 121,1 91,1 61,0 30,0 0,0 0,14 30,14 61,15 91,15 120,16 151,17 180,18 209,20 238,22 267,24 295,27 323,30 351,32 378,35 406,38 433,42 460,46 486,50 512,54 538,58 563,63 588,68 612,73 636,78 660,83 684,89 706,94 729,100 751,106 773,113 794,119 804,122 815,126 825,129 835,133 845,136 854,140 864,143 874,147 883,150 893,154 902,157 911,161 920,165 928,169 937,173 945,176 954,180 963,185 970,188 978,192 987,197 994,200 1002,204 1009,209 1016,213 1024,217 1031,221 1037,225 1044,229 1051,234 1057,238 1063,242 1069,247 1075,251 1081,256 1087,261 1092,265 1098,269 1102,273 1107,279 1112,283 1117,288 1121,292 1126,296 1130,302 1133,306 1138,311 1141,315 1144,320 1148,325 1151,330 1154,334 1156,340 1159,344 1161,349 1164,354 1166,359 1168,364 1169,368 1171,373 1173,378 1174,383 1175,388 1175,393 1177,398 1177,403 1177,407 1177,413">
            <text:p/>
          </draw:polygon>
          <draw:polygon draw:style-name="gr5" draw:layer="layout" svg:width="0.014cm" svg:height="0.007cm" svg:x="0cm" svg:y="0.408cm" svg:viewBox="0 0 15 8" draw:points="15,8 15,0 0,0 0,8">
            <text:p/>
          </draw:polygon>
          <draw:polygon draw:style-name="gr5" draw:layer="layout" svg:width="0.014cm" svg:height="0.287cm" svg:x="0cm" svg:y="0.415cm" svg:viewBox="0 0 15 288" draw:points="15,288 15,0 0,0 0,288">
            <text:p/>
          </draw:polygon>
          <draw:polygon draw:style-name="gr5" draw:layer="layout" svg:width="0.014cm" svg:height="0.007cm" svg:x="0cm" svg:y="0.702cm" svg:viewBox="0 0 15 8" draw:points="0,0 0,8 15,8 15,0">
            <text:p/>
          </draw:polygon>
          <draw:polygon draw:style-name="gr5" draw:layer="layout" svg:width="0.015cm" svg:height="0.007cm" svg:x="2.367cm" svg:y="0.408cm" svg:viewBox="0 0 16 8" draw:points="16,8 16,0 0,0 0,8">
            <text:p/>
          </draw:polygon>
          <draw:polygon draw:style-name="gr5" draw:layer="layout" svg:width="0.015cm" svg:height="0.287cm" svg:x="2.367cm" svg:y="0.415cm" svg:viewBox="0 0 16 288" draw:points="16,288 16,0 0,0 0,288">
            <text:p/>
          </draw:polygon>
          <draw:polygon draw:style-name="gr5" draw:layer="layout" svg:width="0.015cm" svg:height="0.007cm" svg:x="2.367cm" svg:y="0.702cm" svg:viewBox="0 0 16 8" draw:points="0,0 0,8 16,8 16,0">
            <text:p/>
          </draw:polygon>
          <draw:polygon draw:style-name="gr7" draw:layer="layout" svg:width="0.01cm" svg:height="0.014cm" svg:x="0.648cm" svg:y="0.258cm" svg:viewBox="0 0 11 15" draw:points="11,1 10,0 9,0 8,0 7,0 6,0 5,0 4,0 3,1 2,2 1,3 0,5 0,6 0,7 0,8 0,9 0,11 0,11 1,12 1,12 2,13 3,13 3,14 4,15">
            <text:p/>
          </draw:polygon>
          <draw:polygon draw:style-name="gr7" draw:layer="layout" svg:width="0.261cm" svg:height="0.125cm" svg:x="0.652cm" svg:y="0.259cm" svg:viewBox="0 0 262 126" draw:points="262,113 5,0 0,13 256,126">
            <text:p/>
          </draw:polygon>
          <draw:polygon draw:style-name="gr7" draw:layer="layout" svg:width="0.01cm" svg:height="0.014cm" svg:x="0.907cm" svg:y="0.372cm" svg:viewBox="0 0 11 15" draw:points="0,14 0,14 1,14 2,15 2,15 3,15 4,14 5,14 7,13 8,12 9,11 10,10 10,8 11,7 11,6 10,4 10,4 10,3 9,2 8,1 8,1 7,0 6,0 5,0">
            <text:p/>
          </draw:polygon>
          <draw:polygon draw:style-name="gr8" draw:layer="layout" svg:width="0.012cm" svg:height="0.016cm" svg:x="1.192cm" svg:y="0.526cm" svg:viewBox="0 0 13 17" draw:points="13,3 6,0 0,13 6,17">
            <text:p/>
          </draw:polygon>
          <draw:polygon draw:style-name="gr8" draw:layer="layout" svg:width="0.259cm" svg:height="0.125cm" svg:x="1.198cm" svg:y="0.529cm" svg:viewBox="0 0 260 126" draw:points="260,112 5,0 0,13 254,126">
            <text:p/>
          </draw:polygon>
          <draw:polygon draw:style-name="gr8" draw:layer="layout" svg:width="0.012cm" svg:height="0.016cm" svg:x="1.452cm" svg:y="0.64cm" svg:viewBox="0 0 13 17" draw:points="0,13 6,17 13,2 6,0">
            <text:p/>
          </draw:polygon>
          <draw:polygon draw:style-name="gr8" draw:layer="layout" svg:width="0.01cm" svg:height="0.014cm" svg:x="0.052cm" svg:y="0.51cm" svg:viewBox="0 0 11 15" draw:points="5,0 4,0 3,1 2,1 2,1 1,2 1,3 1,3 0,4 0,5 0,7 0,8 1,10 1,11 2,12 3,13 4,14 5,14 6,15 7,15 7,15 8,15 9,15 10,14 11,14">
            <text:p/>
          </draw:polygon>
          <draw:polygon draw:style-name="gr8" draw:layer="layout" svg:width="1.234cm" svg:height="0.513cm" svg:x="0.057cm" svg:y="0.01cm" svg:viewBox="0 0 1235 514" draw:points="1230,0 0,500 5,514 1235,13">
            <text:p/>
          </draw:polygon>
          <draw:polygon draw:style-name="gr8" draw:layer="layout" svg:width="0.01cm" svg:height="0.014cm" svg:x="1.286cm" svg:y="0.009cm" svg:viewBox="0 0 11 15" draw:points="5,15 6,14 7,14 7,13 8,12 8,12 9,11 9,11 10,10 10,8 11,7 10,6 9,5 9,3 8,2 7,1 6,0 5,0 4,0 4,0 2,0 2,0 1,0 0,0 0,0">
            <text:p/>
          </draw:polygon>
          <draw:polygon draw:style-name="gr8" draw:layer="layout" svg:width="0.01cm" svg:height="0.014cm" svg:x="0.265cm" svg:y="0.664cm" svg:viewBox="0 0 11 15" draw:points="5,0 4,0 3,0 2,0 1,1 1,2 1,2 0,3 0,4 0,5 0,7 0,8 0,9 1,11 2,12 3,13 4,14 5,14 6,14 6,15 7,15 8,15 9,14 10,14 11,14">
            <text:p/>
          </draw:polygon>
          <draw:polygon draw:style-name="gr8" draw:layer="layout" svg:width="1.492cm" svg:height="0.618cm" svg:x="0.269cm" svg:y="0.059cm" svg:viewBox="0 0 1493 619" draw:points="1487,0 0,605 5,619 1493,13">
            <text:p/>
          </draw:polygon>
          <draw:polygon draw:style-name="gr8" draw:layer="layout" svg:width="0.01cm" svg:height="0.014cm" svg:x="1.756cm" svg:y="0.058cm" svg:viewBox="0 0 11 15" draw:points="6,15 6,14 8,14 8,14 9,13 9,12 10,12 10,11 10,10 10,9 11,8 10,6 10,5 10,4 9,2 8,1 6,0 6,0 5,0 4,0 4,0 2,0 2,0 0,0 0,0">
            <text:p/>
          </draw:polygon>
          <draw:polygon draw:style-name="gr8" draw:layer="layout" svg:width="0.01cm" svg:height="0.013cm" svg:x="0.605cm" svg:y="0.762cm" svg:viewBox="0 0 11 14" draw:points="4,0 4,0 3,0 2,1 1,1 1,2 0,2 0,3 0,4 0,5 0,7 0,8 0,9 0,11 1,12 3,13 4,14 4,14 6,14 7,14 8,14 9,14 10,14 11,14">
            <text:p/>
          </draw:polygon>
          <draw:polygon draw:style-name="gr8" draw:layer="layout" svg:width="1.502cm" svg:height="0.622cm" svg:x="0.609cm" svg:y="0.153cm" svg:viewBox="0 0 1503 623" draw:points="1497,0 0,609 5,623 1503,13">
            <text:p/>
          </draw:polygon>
          <draw:polygon draw:style-name="gr8" draw:layer="layout" svg:width="0.01cm" svg:height="0.014cm" svg:x="2.105cm" svg:y="0.153cm" svg:viewBox="0 0 11 15" draw:points="6,15 6,14 7,14 8,13 8,12 9,12 10,11 10,11 10,10 10,8 11,7 10,5 10,4 10,3 8,1 7,1 6,0 6,0 4,0 4,0 3,0 2,0 2,0 0,0 0,0">
            <text:p/>
          </draw:polygon>
          <draw:polygon draw:style-name="gr8" draw:layer="layout" svg:width="0.01cm" svg:height="0.014cm" svg:x="0.066cm" svg:y="0.294cm" svg:viewBox="0 0 11 15" draw:points="5,0 4,0 3,1 2,1 1,2 1,2 1,3 0,4 0,5 0,6 0,8 0,10 1,11 2,12 3,13 4,14 5,14 6,15 7,15 8,15 9,15 10,15 11,14">
            <text:p/>
          </draw:polygon>
          <draw:polygon draw:style-name="gr8" draw:layer="layout" svg:width="0.594cm" svg:height="0.253cm" svg:x="0.071cm" svg:y="0.054cm" svg:viewBox="0 0 595 254" draw:points="589,0 0,240 5,254 595,13">
            <text:p/>
          </draw:polygon>
          <draw:polygon draw:style-name="gr8" draw:layer="layout" svg:width="0.01cm" svg:height="0.014cm" svg:x="0.659cm" svg:y="0.053cm" svg:viewBox="0 0 11 15" draw:points="6,15 7,14 7,14 8,13 9,13 9,12 10,12 10,11 10,10 11,9 11,8 11,6 10,5 9,3 9,2 8,1 6,0 5,0 5,0 4,0 3,0 2,0 2,0 1,0 0,0">
            <text:p/>
          </draw:polygon>
          <draw:polygon draw:style-name="gr8" draw:layer="layout" svg:width="0.01cm" svg:height="0.014cm" svg:x="1.062cm" svg:y="0.804cm" svg:viewBox="0 0 11 15" draw:points="4,0 4,0 3,1 2,1 1,1 1,2 0,3 0,3 0,4 0,6 0,7 0,8 0,9 1,11 2,12 3,13 4,14 4,14 5,15 7,15 8,15 9,15 9,14 11,14">
            <text:p/>
          </draw:polygon>
          <draw:polygon draw:style-name="gr8" draw:layer="layout" svg:width="1.261cm" svg:height="0.523cm" svg:x="1.066cm" svg:y="0.294cm" svg:viewBox="0 0 1262 524" draw:points="1256,0 0,510 5,524 1262,13">
            <text:p/>
          </draw:polygon>
          <draw:polygon draw:style-name="gr8" draw:layer="layout" svg:width="0.01cm" svg:height="0.014cm" svg:x="2.321cm" svg:y="0.293cm" svg:viewBox="0 0 11 15" draw:points="6,15 6,14 8,14 8,13 9,13 9,12 10,12 10,11 10,10 11,9 11,7 11,6 10,4 9,3 8,2 8,1 6,0 6,0 5,0 4,0 3,0 2,0 1,0 1,0 0,0">
            <text:p/>
          </draw:polygon>
          <draw:polygon draw:style-name="gr8" draw:layer="layout" svg:width="0.01cm" svg:height="0.014cm" svg:x="1.887cm" svg:y="0.727cm" svg:viewBox="0 0 11 15" draw:points="4,0 3,0 3,0 2,1 2,1 1,2 0,3 0,4 0,4 0,6 0,7 0,8 0,10 1,12 2,12 3,13 4,14 5,15 6,15 6,15 7,15 8,15 9,15 11,14">
            <text:p/>
          </draw:polygon>
          <draw:polygon draw:style-name="gr8" draw:layer="layout" svg:width="0.401cm" svg:height="0.185cm" svg:x="1.892cm" svg:y="0.555cm" svg:viewBox="0 0 402 186" draw:points="396,0 0,172 5,186 402,13">
            <text:p/>
          </draw:polygon>
          <draw:polygon draw:style-name="gr8" draw:layer="layout" svg:width="0.01cm" svg:height="0.014cm" svg:x="2.288cm" svg:y="0.555cm" svg:viewBox="0 0 11 15" draw:points="5,15 7,14 7,14 8,13 8,13 9,12 9,12 9,11 10,10 11,8 11,7 10,6 9,4 9,3 8,2 7,0 5,0 5,0 4,0 3,0 3,0 2,0 1,0 0,0 0,0">
            <text:p/>
          </draw:polygon>
          <draw:polygon draw:style-name="gr8" draw:layer="layout" svg:width="0.01cm" svg:height="0.014cm" svg:x="0.174cm" svg:y="0.255cm" svg:viewBox="0 0 11 15" draw:points="11,0 9,0 9,0 8,0 7,0 6,0 5,0 5,0 4,0 3,1 2,2 1,3 0,4 0,6 0,7 0,8 0,10 0,11 0,11 1,12 1,12 2,13 3,13 3,14 5,15">
            <text:p/>
          </draw:polygon>
          <draw:polygon draw:style-name="gr8" draw:layer="layout" svg:width="0.246cm" svg:height="0.119cm" svg:x="0.178cm" svg:y="0.255cm" svg:viewBox="0 0 247 120" draw:points="247,106 5,0 0,13 240,120">
            <text:p/>
          </draw:polygon>
          <draw:polygon draw:style-name="gr8" draw:layer="layout" svg:width="0.01cm" svg:height="0.015cm" svg:x="0.418cm" svg:y="0.361cm" svg:viewBox="0 0 11 16" draw:points="0,14 1,14 1,15 2,15 3,16 4,15 5,15 5,14 6,14 7,14 9,13 9,12 10,11 10,9 11,8 11,6 10,5 10,4 9,3 9,2 9,2 8,1 7,0 6,0">
            <text:p/>
          </draw:polygon>
          <draw:polygon draw:style-name="gr8" draw:layer="layout" svg:width="0.01cm" svg:height="0.014cm" svg:x="0.658cm" svg:y="0.057cm" svg:viewBox="0 0 11 15" draw:points="11,1 10,0 9,0 8,0 7,0 6,0 6,0 5,0 4,1 3,1 2,2 1,3 0,5 0,6 0,7 0,9 0,10 0,11 0,12 1,12 1,13 2,13 3,14 3,14 4,15">
            <text:p/>
          </draw:polygon>
          <draw:polygon draw:style-name="gr8" draw:layer="layout" svg:width="0.239cm" svg:height="0.115cm" svg:x="0.662cm" svg:y="0.058cm" svg:viewBox="0 0 240 116" draw:points="240,103 5,0 0,12 234,116">
            <text:p/>
          </draw:polygon>
          <draw:polygon draw:style-name="gr8" draw:layer="layout" svg:width="0.01cm" svg:height="0.014cm" svg:x="0.896cm" svg:y="0.161cm" svg:viewBox="0 0 11 15" draw:points="0,13 0,14 1,15 2,15 3,15 3,15 4,15 5,14 6,14 7,13 8,12 9,11 10,10 10,8 11,7 11,6 10,4 10,3 10,3 9,2 8,2 8,1 8,0 7,0 6,0">
            <text:p/>
          </draw:polygon>
          <draw:polygon draw:style-name="gr8" draw:layer="layout" svg:width="0.01cm" svg:height="0.014cm" svg:x="0.169cm" svg:y="0.467cm" svg:viewBox="0 0 11 15" draw:points="11,0 10,0 9,0 8,0 7,0 6,0 6,0 5,0 4,0 3,1 2,2 1,3 0,4 0,6 0,7 0,8 0,10 0,11 1,12 1,12 2,13 2,13 3,14 4,15">
            <text:p/>
          </draw:polygon>
          <draw:polygon draw:style-name="gr8" draw:layer="layout" svg:width="0.284cm" svg:height="0.136cm" svg:x="0.174cm" svg:y="0.467cm" svg:viewBox="0 0 285 137" draw:points="285,123 5,0 0,13 278,137">
            <text:p/>
          </draw:polygon>
          <draw:polygon draw:style-name="gr8" draw:layer="layout" svg:width="0.01cm" svg:height="0.014cm" svg:x="0.452cm" svg:y="0.59cm" svg:viewBox="0 0 11 15" draw:points="0,14 0,14 1,14 2,15 3,15 4,15 4,14 5,14 6,14 7,13 9,12 9,11 10,9 11,8 11,7 11,5 10,4 10,3 10,3 9,2 9,1 9,1 8,1 7,0 6,0">
            <text:p/>
          </draw:polygon>
          <draw:polygon draw:style-name="gr8" draw:layer="layout" svg:width="0.01cm" svg:height="0.014cm" svg:x="0.659cm" svg:y="0.269cm" svg:viewBox="0 0 11 15" draw:points="11,0 10,0 9,0 8,0 7,0 6,0 5,0 5,0 5,0 3,1 2,2 1,3 0,4 0,6 0,7 0,9 0,10 0,11 0,12 1,12 1,13 2,13 2,14 4,14 5,15">
            <text:p/>
          </draw:polygon>
          <draw:polygon draw:style-name="gr8" draw:layer="layout" svg:width="0.28cm" svg:height="0.134cm" svg:x="0.664cm" svg:y="0.269cm" svg:viewBox="0 0 281 135" draw:points="281,121 5,0 0,13 274,135">
            <text:p/>
          </draw:polygon>
          <draw:polygon draw:style-name="gr8" draw:layer="layout" svg:width="0.01cm" svg:height="0.015cm" svg:x="0.937cm" svg:y="0.39cm" svg:viewBox="0 0 11 16" draw:points="0,14 0,15 1,15 2,16 3,16 4,16 4,15 5,15 6,14 7,14 8,13 9,12 10,11 10,9 11,8 11,6 10,5 10,4 10,4 9,3 9,2 8,2 8,1 7,1 6,0">
            <text:p/>
          </draw:polygon>
          <draw:polygon draw:style-name="gr8" draw:layer="layout" svg:width="0.01cm" svg:height="0.014cm" svg:x="1.154cm" svg:y="0.066cm" svg:viewBox="0 0 11 15" draw:points="11,0 10,0 9,0 8,0 7,0 6,0 6,0 5,0 4,0 3,1 1,2 1,3 0,4 0,6 0,7 0,9 0,10 0,11 0,11 1,12 1,13 1,13 2,14 3,14 4,15">
            <text:p/>
          </draw:polygon>
          <draw:polygon draw:style-name="gr8" draw:layer="layout" svg:width="0.279cm" svg:height="0.134cm" svg:x="1.158cm" svg:y="0.066cm" svg:viewBox="0 0 280 135" draw:points="280,121 6,0 0,13 274,135">
            <text:p/>
          </draw:polygon>
          <draw:polygon draw:style-name="gr8" draw:layer="layout" svg:width="0.01cm" svg:height="0.013cm" svg:x="1.431cm" svg:y="0.187cm" svg:viewBox="0 0 11 14" draw:points="0,13 0,14 2,14 2,14 3,14 4,14 6,14 6,13 7,13 8,11 9,11 10,9 10,8 11,7 11,6 10,4 10,3 10,2 9,2 9,1 8,1 7,0 7,0 6,0">
            <text:p/>
          </draw:polygon>
          <draw:polygon draw:style-name="gr8" draw:layer="layout" svg:width="0.01cm" svg:height="0.014cm" svg:x="0.693cm" svg:y="0.492cm" svg:viewBox="0 0 11 15" draw:points="11,0 10,0 9,0 8,0 7,0 6,0 5,0 5,0 4,0 2,1 1,2 1,3 0,4 0,6 0,7 0,9 0,10 0,11 0,11 1,12 1,13 1,13 2,14 3,14 4,15">
            <text:p/>
          </draw:polygon>
          <draw:polygon draw:style-name="gr8" draw:layer="layout" svg:width="0.273cm" svg:height="0.131cm" svg:x="0.697cm" svg:y="0.492cm" svg:viewBox="0 0 274 132" draw:points="274,118 6,0 0,13 268,132">
            <text:p/>
          </draw:polygon>
          <draw:polygon draw:style-name="gr8" draw:layer="layout" svg:width="0.01cm" svg:height="0.014cm" svg:x="0.964cm" svg:y="0.61cm" svg:viewBox="0 0 11 15" draw:points="0,14 0,14 1,15 2,15 4,15 5,15 5,14 6,14 7,13 8,12 9,11 10,10 10,8 11,7 11,6 10,4 10,3 10,3 9,2 9,2 8,1 8,0 7,0 6,0">
            <text:p/>
          </draw:polygon>
          <draw:polygon draw:style-name="gr8" draw:layer="layout" svg:width="0.01cm" svg:height="0.014cm" svg:x="1.188cm" svg:y="0.293cm" svg:viewBox="0 0 11 15" draw:points="11,0 9,0 9,0 8,0 7,0 6,0 5,0 5,0 4,0 3,1 2,2 1,3 0,4 0,6 0,7 0,9 0,10 0,11 1,11 1,12 2,13 2,13 4,14 4,15">
            <text:p/>
          </draw:polygon>
          <draw:polygon draw:style-name="gr8" draw:layer="layout" svg:width="0.274cm" svg:height="0.131cm" svg:x="1.192cm" svg:y="0.294cm" svg:viewBox="0 0 275 132" draw:points="275,118 5,0 0,13 269,132">
            <text:p/>
          </draw:polygon>
          <draw:polygon draw:style-name="gr8" draw:layer="layout" svg:width="0.01cm" svg:height="0.014cm" svg:x="1.46cm" svg:y="0.412cm" svg:viewBox="0 0 11 15" draw:points="0,14 1,14 2,15 3,15 3,15 4,15 5,15 5,15 6,14 7,13 8,12 10,11 10,10 11,8 11,7 11,6 11,4 10,3 10,3 10,2 9,2 8,0 8,0 7,0 6,0">
            <text:p/>
          </draw:polygon>
          <draw:polygon draw:style-name="gr8" draw:layer="layout" svg:width="0.01cm" svg:height="0.014cm" svg:x="1.679cm" svg:y="0.088cm" svg:viewBox="0 0 11 15" draw:points="11,0 10,0 9,0 8,0 7,0 6,0 5,0 4,0 3,1 2,2 1,3 0,5 0,6 0,7 0,8 0,9 0,11 0,11 1,12 1,12 2,13 2,14 4,14 4,15">
            <text:p/>
          </draw:polygon>
          <draw:polygon draw:style-name="gr8" draw:layer="layout" svg:width="0.275cm" svg:height="0.132cm" svg:x="1.684cm" svg:y="0.089cm" svg:viewBox="0 0 276 133" draw:points="276,119 5,0 0,13 270,133">
            <text:p/>
          </draw:polygon>
          <draw:polygon draw:style-name="gr8" draw:layer="layout" svg:width="0.011cm" svg:height="0.014cm" svg:x="1.953cm" svg:y="0.208cm" svg:viewBox="0 0 12 15" draw:points="0,14 1,15 2,15 3,15 3,15 4,15 5,15 6,15 6,14 8,13 9,12 10,11 11,10 12,8 12,7 12,6 11,4 11,3 10,3 10,2 10,2 9,1 8,0 7,0 6,0">
            <text:p/>
          </draw:polygon>
          <draw:polygon draw:style-name="gr8" draw:layer="layout" svg:width="0.01cm" svg:height="0.014cm" svg:x="1.727cm" svg:y="0.32cm" svg:viewBox="0 0 11 15" draw:points="11,0 10,0 9,0 8,0 7,0 6,0 6,0 5,0 4,0 3,1 2,2 1,3 0,4 0,6 0,7 0,8 0,10 0,11 0,12 1,12 2,12 2,13 3,14 4,14 4,15">
            <text:p/>
          </draw:polygon>
          <draw:polygon draw:style-name="gr8" draw:layer="layout" svg:width="0.251cm" svg:height="0.121cm" svg:x="1.731cm" svg:y="0.321cm" svg:viewBox="0 0 252 122" draw:points="252,109 5,0 0,13 245,122">
            <text:p/>
          </draw:polygon>
          <draw:polygon draw:style-name="gr8" draw:layer="layout" svg:width="0.011cm" svg:height="0.014cm" svg:x="1.976cm" svg:y="0.429cm" svg:viewBox="0 0 12 15" draw:points="0,13 1,15 2,15 2,15 4,15 4,15 5,15 6,15 6,14 8,13 9,12 10,11 11,10 11,9 12,7 11,6 11,4 11,3 10,3 10,2 10,2 9,1 8,0 8,0 6,0">
            <text:p/>
          </draw:polygon>
          <draw:polygon draw:style-name="gr8" draw:layer="layout" svg:width="0.01cm" svg:height="0.014cm" svg:x="1.244cm" svg:y="0.731cm" svg:viewBox="0 0 11 15" draw:points="11,0 10,0 9,0 8,0 7,0 6,0 5,0 4,0 3,1 2,2 1,3 0,4 0,6 0,7 0,9 0,10 0,11 0,12 1,12 1,13 2,14 3,14 4,14 4,15">
            <text:p/>
          </draw:polygon>
          <draw:polygon draw:style-name="gr8" draw:layer="layout" svg:width="0.173cm" svg:height="0.087cm" svg:x="1.248cm" svg:y="0.731cm" svg:viewBox="0 0 174 88" draw:points="174,74 6,0 0,13 168,88">
            <text:p/>
          </draw:polygon>
          <draw:polygon draw:style-name="gr8" draw:layer="layout" svg:width="0.01cm" svg:height="0.014cm" svg:x="1.415cm" svg:y="0.805cm" svg:viewBox="0 0 11 15" draw:points="0,14 1,14 1,15 2,15 3,15 3,15 5,15 5,14 6,14 7,13 9,12 9,11 10,10 10,8 11,7 11,6 10,4 10,3 10,3 9,2 9,2 8,1 7,0 7,0 6,0">
            <text:p/>
          </draw:polygon>
          <draw:polygon draw:style-name="gr8" draw:layer="layout" svg:width="0.011cm" svg:height="0.014cm" svg:x="1.735cm" svg:y="0.532cm" svg:viewBox="0 0 12 15" draw:points="12,0 10,0 10,0 9,0 8,0 7,0 6,0 5,0 5,0 4,1 2,2 2,3 1,4 0,6 0,7 0,8 0,10 1,11 1,11 2,12 2,12 2,13 4,14 4,14 5,15">
            <text:p/>
          </draw:polygon>
          <draw:polygon draw:style-name="gr8" draw:layer="layout" svg:width="0.296cm" svg:height="0.141cm" svg:x="1.739cm" svg:y="0.533cm" svg:viewBox="0 0 297 142" draw:points="297,128 6,0 0,13 291,142">
            <text:p/>
          </draw:polygon>
          <draw:polygon draw:style-name="gr8" draw:layer="layout" svg:width="0.011cm" svg:height="0.013cm" svg:x="2.029cm" svg:y="0.661cm" svg:viewBox="0 0 12 14" draw:points="0,14 1,14 2,14 3,14 3,14 4,14 5,14 5,14 6,14 8,13 8,12 10,11 10,10 10,8 12,7 12,5 10,4 10,3 10,3 10,2 9,1 8,1 8,0 7,0 6,0">
            <text:p/>
          </draw:polygon>
          <draw:polygon draw:style-name="gr8" draw:layer="layout" svg:width="0.011cm" svg:height="0.014cm" svg:x="2.234cm" svg:y="0.331cm" svg:viewBox="0 0 12 15" draw:points="12,0 10,0 9,0 9,0 7,0 7,0 6,0 5,0 4,0 3,0 2,2 1,3 0,4 0,6 0,7 0,8 0,10 0,11 1,11 1,12 1,12 2,13 3,14 4,14 4,15">
            <text:p/>
          </draw:polygon>
          <draw:polygon draw:style-name="gr8" draw:layer="layout" svg:width="0.131cm" svg:height="0.069cm" svg:x="2.238cm" svg:y="0.332cm" svg:viewBox="0 0 132 70" draw:points="132,56 6,0 0,13 126,70">
            <text:p/>
          </draw:polygon>
          <draw:polygon draw:style-name="gr8" draw:layer="layout" svg:width="0.011cm" svg:height="0.013cm" svg:x="2.364cm" svg:y="0.387cm" svg:viewBox="0 0 12 14" draw:points="0,13 1,14 2,14 3,14 3,14 5,14 5,14 6,14 6,13 7,12 9,11 10,11 10,9 10,8 12,6 12,5 10,4 10,3 10,2 10,2 9,1 8,1 8,0 7,0 6,0">
            <text:p/>
          </draw:polygon>
          <draw:polygon draw:style-name="gr9" draw:layer="layout" svg:width="0.012cm" svg:height="0.016cm" svg:x="1.182cm" svg:y="0.519cm" svg:viewBox="0 0 13 17" draw:points="13,2 6,0 0,14 7,17">
            <text:p/>
          </draw:polygon>
          <draw:polygon draw:style-name="gr9" draw:layer="layout" svg:width="0.258cm" svg:height="0.125cm" svg:x="1.189cm" svg:y="0.522cm" svg:viewBox="0 0 259 126" draw:points="259,112 5,0 0,13 253,126">
            <text:p/>
          </draw:polygon>
          <draw:polygon draw:style-name="gr9" draw:layer="layout" svg:width="0.012cm" svg:height="0.016cm" svg:x="1.442cm" svg:y="0.634cm" svg:viewBox="0 0 13 17" draw:points="0,13 7,17 13,3 5,0">
            <text:p/>
          </draw:polygon>
          <draw:polygon draw:style-name="gr9" draw:layer="layout" svg:width="0.01cm" svg:height="0.014cm" svg:x="0.043cm" svg:y="0.503cm" svg:viewBox="0 0 11 15" draw:points="4,0 4,0 3,0 2,1 1,2 1,2 0,3 0,3 0,4 0,6 0,7 0,8 0,9 0,11 1,12 2,13 4,14 4,14 5,14 6,15 7,15 8,15 8,14 9,14 11,14">
            <text:p/>
          </draw:polygon>
          <draw:polygon draw:style-name="gr9" draw:layer="layout" svg:width="1.234cm" svg:height="0.513cm" svg:x="0.047cm" svg:y="0.004cm" svg:viewBox="0 0 1235 514" draw:points="1230,0 0,500 5,514 1235,13">
            <text:p/>
          </draw:polygon>
          <draw:polygon draw:style-name="gr9" draw:layer="layout" svg:width="0.01cm" svg:height="0.014cm" svg:x="1.276cm" svg:y="0.003cm" svg:viewBox="0 0 11 15" draw:points="5,15 6,14 7,14 7,13 9,13 9,12 9,12 9,11 10,10 11,9 11,8 11,6 10,5 9,3 8,2 7,1 6,0 5,0 5,0 3,0 3,0 2,0 1,0 0,0 0,0">
            <text:p/>
          </draw:polygon>
          <draw:polygon draw:style-name="gr9" draw:layer="layout" svg:width="0.01cm" svg:height="0.014cm" svg:x="0.255cm" svg:y="0.657cm" svg:viewBox="0 0 11 15" draw:points="5,0 4,0 3,1 2,1 2,2 1,2 1,3 1,4 0,4 0,6 0,7 0,8 0,10 1,11 2,12 3,14 4,15 5,15 6,15 7,15 8,15 9,15 10,15 11,15">
            <text:p/>
          </draw:polygon>
          <draw:polygon draw:style-name="gr9" draw:layer="layout" svg:width="1.492cm" svg:height="0.619cm" svg:x="0.26cm" svg:y="0.052cm" svg:viewBox="0 0 1493 620" draw:points="1487,0 0,606 5,620 1493,14">
            <text:p/>
          </draw:polygon>
          <draw:polygon draw:style-name="gr9" draw:layer="layout" svg:width="0.01cm" svg:height="0.014cm" svg:x="1.746cm" svg:y="0.051cm" svg:viewBox="0 0 11 15" draw:points="6,15 6,14 7,14 8,13 8,13 9,12 9,11 10,11 10,10 11,9 11,7 10,6 10,5 9,3 8,2 8,1 6,0 5,0 5,0 4,0 3,0 2,0 2,0 1,0 0,0">
            <text:p/>
          </draw:polygon>
          <draw:polygon draw:style-name="gr9" draw:layer="layout" svg:width="0.01cm" svg:height="0.014cm" svg:x="0.595cm" svg:y="0.755cm" svg:viewBox="0 0 11 15" draw:points="5,0 4,0 3,0 2,1 2,1 1,2 1,3 0,3 0,4 0,5 0,7 0,8 0,10 1,11 2,12 3,13 4,14 5,14 6,14 6,15 7,15 8,15 8,15 9,14 11,14">
            <text:p/>
          </draw:polygon>
          <draw:polygon draw:style-name="gr9" draw:layer="layout" svg:width="1.498cm" svg:height="0.621cm" svg:x="0.599cm" svg:y="0.148cm" svg:viewBox="0 0 1499 622" draw:points="1493,0 0,608 5,622 1499,13">
            <text:p/>
          </draw:polygon>
          <draw:polygon draw:style-name="gr9" draw:layer="layout" svg:width="0.01cm" svg:height="0.014cm" svg:x="2.093cm" svg:y="0.147cm" svg:viewBox="0 0 11 15" draw:points="5,15 7,14 7,14 8,13 9,13 9,12 10,11 10,10 10,9 11,7 10,6 10,4 9,3 9,1 7,1 6,0 5,0 5,0 4,0 3,0 2,0 1,0 1,0 0,0">
            <text:p/>
          </draw:polygon>
          <draw:polygon draw:style-name="gr9" draw:layer="layout" svg:width="0.01cm" svg:height="0.014cm" svg:x="0.056cm" svg:y="0.287cm" svg:viewBox="0 0 11 15" draw:points="5,0 4,0 3,0 2,1 2,1 2,2 1,3 1,3 0,4 0,5 0,7 0,8 1,9 1,11 2,12 3,13 4,13 5,14 6,15 6,15 7,15 8,15 9,15 10,14 11,13">
            <text:p/>
          </draw:polygon>
          <draw:polygon draw:style-name="gr9" draw:layer="layout" svg:width="0.593cm" svg:height="0.252cm" svg:x="0.061cm" svg:y="0.048cm" svg:viewBox="0 0 594 253" draw:points="588,0 0,240 5,253 594,13">
            <text:p/>
          </draw:polygon>
          <draw:polygon draw:style-name="gr9" draw:layer="layout" svg:width="0.01cm" svg:height="0.014cm" svg:x="0.649cm" svg:y="0.047cm" svg:viewBox="0 0 11 15" draw:points="5,15 6,14 7,14 8,13 9,13 9,12 9,12 10,10 11,8 11,7 11,6 10,4 9,3 8,2 7,1 6,0 5,0 5,0 4,0 4,0 3,0 2,0 1,0 0,0">
            <text:p/>
          </draw:polygon>
          <draw:polygon draw:style-name="gr9" draw:layer="layout" svg:width="0.01cm" svg:height="0.014cm" svg:x="1.034cm" svg:y="0.805cm" svg:viewBox="0 0 11 15" draw:points="5,0 4,0 3,0 2,0 2,1 1,2 1,2 0,3 0,3 0,5 0,6 0,8 0,9 1,11 2,12 3,13 4,14 5,14 6,14 6,14 7,15 8,15 9,14 10,14 11,14">
            <text:p/>
          </draw:polygon>
          <draw:polygon draw:style-name="gr9" draw:layer="layout" svg:width="1.278cm" svg:height="0.531cm" svg:x="1.039cm" svg:y="0.288cm" svg:viewBox="0 0 1279 532" draw:points="1273,0 0,518 5,532 1279,12">
            <text:p/>
          </draw:polygon>
          <draw:polygon draw:style-name="gr9" draw:layer="layout" svg:width="0.01cm" svg:height="0.014cm" svg:x="2.312cm" svg:y="0.286cm" svg:viewBox="0 0 11 15" draw:points="6,15 6,14 8,14 8,13 9,13 9,13 10,12 10,11 10,10 11,9 11,8 11,6 10,5 9,3 9,2 8,1 6,1 6,0 5,0 4,0 3,0 2,0 2,0 0,0 0,1">
            <text:p/>
          </draw:polygon>
          <draw:polygon draw:style-name="gr9" draw:layer="layout" svg:width="0.01cm" svg:height="0.014cm" svg:x="1.831cm" svg:y="0.742cm" svg:viewBox="0 0 11 15" draw:points="4,0 3,0 3,0 2,1 1,2 1,2 0,2 0,3 0,4 0,6 0,7 0,8 0,10 1,11 2,12 3,13 4,14 5,14 5,15 7,15 7,15 8,15 9,15 9,14 11,13">
            <text:p/>
          </draw:polygon>
          <draw:polygon draw:style-name="gr9" draw:layer="layout" svg:width="0.479cm" svg:height="0.219cm" svg:x="1.835cm" svg:y="0.535cm" svg:viewBox="0 0 480 220" draw:points="474,0 0,207 6,220 480,12">
            <text:p/>
          </draw:polygon>
          <draw:polygon draw:style-name="gr9" draw:layer="layout" svg:width="0.011cm" svg:height="0.013cm" svg:x="2.308cm" svg:y="0.535cm" svg:viewBox="0 0 12 14" draw:points="6,14 7,14 8,13 8,13 9,12 9,11 10,11 10,10 10,9 12,8 12,7 10,5 10,4 9,3 9,2 7,1 6,0 5,0 5,0 4,0 3,0 3,0 1,0 1,0 0,0">
            <text:p/>
          </draw:polygon>
          <draw:polygon draw:style-name="gr9" draw:layer="layout" svg:width="0.01cm" svg:height="0.013cm" svg:x="0.164cm" svg:y="0.248cm" svg:viewBox="0 0 11 14" draw:points="11,0 9,0 9,0 8,0 7,0 6,0 5,0 5,0 4,0 3,1 1,1 1,3 0,4 0,5 0,7 0,8 0,9 0,10 0,11 1,11 1,12 1,13 2,13 3,14 4,14">
            <text:p/>
          </draw:polygon>
          <draw:polygon draw:style-name="gr9" draw:layer="layout" svg:width="0.246cm" svg:height="0.119cm" svg:x="0.168cm" svg:y="0.248cm" svg:viewBox="0 0 247 120" draw:points="247,107 5,0 0,13 241,120">
            <text:p/>
          </draw:polygon>
          <draw:polygon draw:style-name="gr9" draw:layer="layout" svg:width="0.01cm" svg:height="0.014cm" svg:x="0.408cm" svg:y="0.355cm" svg:viewBox="0 0 11 15" draw:points="0,14 1,14 1,15 2,15 3,15 4,15 5,15 5,14 6,14 7,13 8,12 9,11 10,10 11,8 11,7 11,6 11,4 10,4 10,2 9,2 9,2 8,1 8,0 7,0 6,0">
            <text:p/>
          </draw:polygon>
          <draw:polygon draw:style-name="gr9" draw:layer="layout" svg:width="0.01cm" svg:height="0.014cm" svg:x="0.648cm" svg:y="0.051cm" svg:viewBox="0 0 11 15" draw:points="11,0 10,0 9,0 8,0 7,0 7,0 6,0 5,0 4,0 3,0 2,2 1,3 0,4 0,6 0,7 0,8 0,10 0,11 1,12 2,12 2,13 3,14 4,14 4,15">
            <text:p/>
          </draw:polygon>
          <draw:polygon draw:style-name="gr9" draw:layer="layout" svg:width="0.24cm" svg:height="0.116cm" svg:x="0.652cm" svg:y="0.051cm" svg:viewBox="0 0 241 117" draw:points="241,103 5,0 0,13 235,117">
            <text:p/>
          </draw:polygon>
          <draw:polygon draw:style-name="gr9" draw:layer="layout" svg:width="0.01cm" svg:height="0.013cm" svg:x="0.886cm" svg:y="0.155cm" svg:viewBox="0 0 11 14" draw:points="0,13 0,14 1,14 2,14 3,14 4,14 4,14 5,14 6,13 7,13 8,12 9,11 9,9 11,8 11,7 11,5 11,3 10,3 9,2 9,2 8,1 8,1 7,0 7,0 6,0">
            <text:p/>
          </draw:polygon>
          <draw:polygon draw:style-name="gr9" draw:layer="layout" svg:width="0.01cm" svg:height="0.013cm" svg:x="0.159cm" svg:y="0.46cm" svg:viewBox="0 0 11 14" draw:points="11,0 10,0 9,0 8,0 7,0 6,0 6,0 5,0 5,0 3,0 2,1 1,3 0,4 0,5 0,7 0,8 0,9 0,10 1,11 1,11 1,12 2,13 3,13 4,14 5,14">
            <text:p/>
          </draw:polygon>
          <draw:polygon draw:style-name="gr9" draw:layer="layout" svg:width="0.284cm" svg:height="0.136cm" svg:x="0.164cm" svg:y="0.461cm" svg:viewBox="0 0 285 137" draw:points="285,124 5,0 0,12 279,137">
            <text:p/>
          </draw:polygon>
          <draw:polygon draw:style-name="gr9" draw:layer="layout" svg:width="0.01cm" svg:height="0.014cm" svg:x="0.442cm" svg:y="0.584cm" svg:viewBox="0 0 11 15" draw:points="0,14 0,14 1,14 2,14 2,15 3,14 4,14 5,14 6,14 7,13 8,12 9,11 10,10 10,8 11,6 11,5 10,4 10,3 10,2 9,2 9,1 8,1 8,0 7,0 6,0">
            <text:p/>
          </draw:polygon>
          <draw:polygon draw:style-name="gr9" draw:layer="layout" svg:width="0.01cm" svg:height="0.014cm" svg:x="0.649cm" svg:y="0.262cm" svg:viewBox="0 0 11 15" draw:points="11,0 9,0 9,0 8,0 7,0 6,0 5,0 5,0 4,0 3,1 2,2 1,3 0,4 0,6 0,7 0,8 0,9 0,11 1,11 1,12 1,12 2,13 3,13 4,14 4,15">
            <text:p/>
          </draw:polygon>
          <draw:polygon draw:style-name="gr9" draw:layer="layout" svg:width="0.28cm" svg:height="0.134cm" svg:x="0.653cm" svg:y="0.262cm" svg:viewBox="0 0 281 135" draw:points="281,121 5,0 0,13 275,135">
            <text:p/>
          </draw:polygon>
          <draw:polygon draw:style-name="gr9" draw:layer="layout" svg:width="0.01cm" svg:height="0.014cm" svg:x="0.928cm" svg:y="0.383cm" svg:viewBox="0 0 11 15" draw:points="0,14 0,14 1,15 2,15 3,15 4,15 5,15 6,14 7,13 8,12 9,11 10,10 11,8 11,7 11,6 11,4 10,4 9,3 9,2 8,2 8,1 7,0 6,0">
            <text:p/>
          </draw:polygon>
          <draw:polygon draw:style-name="gr9" draw:layer="layout" svg:width="0.01cm" svg:height="0.014cm" svg:x="1.144cm" svg:y="0.059cm" svg:viewBox="0 0 11 15" draw:points="11,0 9,0 9,0 8,0 7,0 5,0 5,0 4,0 3,1 1,2 1,3 0,4 0,6 0,7 0,8 0,10 0,11 0,11 1,12 1,12 2,13 3,14 3,14 4,15">
            <text:p/>
          </draw:polygon>
          <draw:polygon draw:style-name="gr9" draw:layer="layout" svg:width="0.279cm" svg:height="0.134cm" svg:x="1.148cm" svg:y="0.06cm" svg:viewBox="0 0 280 135" draw:points="280,121 5,0 0,13 274,135">
            <text:p/>
          </draw:polygon>
          <draw:polygon draw:style-name="gr9" draw:layer="layout" svg:width="0.01cm" svg:height="0.014cm" svg:x="1.421cm" svg:y="0.18cm" svg:viewBox="0 0 11 15" draw:points="0,14 0,14 2,14 2,15 3,15 4,15 4,14 5,14 6,14 7,13 8,12 9,11 10,10 10,8 11,7 10,6 10,4 10,3 9,3 9,2 8,2 8,1 7,1 7,0 6,0">
            <text:p/>
          </draw:polygon>
          <draw:polygon draw:style-name="gr9" draw:layer="layout" svg:width="0.01cm" svg:height="0.014cm" svg:x="0.683cm" svg:y="0.485cm" svg:viewBox="0 0 11 15" draw:points="11,0 10,0 9,0 8,0 7,0 6,0 5,0 4,0 3,1 2,1 1,3 1,4 0,6 0,7 0,8 0,10 1,11 1,11 1,12 1,12 2,13 3,14 3,14 4,15">
            <text:p/>
          </draw:polygon>
          <draw:polygon draw:style-name="gr9" draw:layer="layout" svg:width="0.273cm" svg:height="0.131cm" svg:x="0.688cm" svg:y="0.486cm" svg:viewBox="0 0 274 132" draw:points="274,118 5,0 0,13 268,132">
            <text:p/>
          </draw:polygon>
          <draw:polygon draw:style-name="gr9" draw:layer="layout" svg:width="0.01cm" svg:height="0.014cm" svg:x="0.955cm" svg:y="0.603cm" svg:viewBox="0 0 11 15" draw:points="0,14 0,14 1,14 2,15 3,15 4,15 5,14 5,14 6,14 7,13 8,12 9,11 10,10 11,8 11,7 11,5 10,3 10,2 9,2 9,1 8,1 7,0 6,0 6,0">
            <text:p/>
          </draw:polygon>
          <draw:polygon draw:style-name="gr9" draw:layer="layout" svg:width="0.01cm" svg:height="0.014cm" svg:x="1.179cm" svg:y="0.286cm" svg:viewBox="0 0 11 15" draw:points="11,0 10,0 9,0 8,0 7,0 6,0 6,0 5,0 4,0 2,1 2,2 1,3 0,4 0,6 0,7 0,8 0,10 0,11 0,11 1,12 1,13 2,13 2,14 4,15 4,15">
            <text:p/>
          </draw:polygon>
          <draw:polygon draw:style-name="gr9" draw:layer="layout" svg:width="0.274cm" svg:height="0.132cm" svg:x="1.183cm" svg:y="0.286cm" svg:viewBox="0 0 275 133" draw:points="275,119 5,0 0,13 269,133">
            <text:p/>
          </draw:polygon>
          <draw:polygon draw:style-name="gr9" draw:layer="layout" svg:width="0.011cm" svg:height="0.014cm" svg:x="1.451cm" svg:y="0.405cm" svg:viewBox="0 0 12 15" draw:points="0,14 1,14 1,15 2,15 3,15 4,15 5,15 6,14 6,14 8,13 9,12 10,11 10,10 10,8 12,7 12,5 10,4 10,3 10,3 10,2 9,1 8,1 8,0 7,0 6,0">
            <text:p/>
          </draw:polygon>
          <draw:polygon draw:style-name="gr9" draw:layer="layout" svg:width="0.01cm" svg:height="0.014cm" svg:x="1.67cm" svg:y="0.081cm" svg:viewBox="0 0 11 15" draw:points="11,0 10,0 9,0 8,0 7,0 6,0 6,0 5,0 4,0 3,1 2,2 1,3 0,4 0,6 0,7 0,9 0,10 0,11 1,12 1,13 1,13 2,13 2,14 4,14 4,15">
            <text:p/>
          </draw:polygon>
          <draw:polygon draw:style-name="gr9" draw:layer="layout" svg:width="0.276cm" svg:height="0.133cm" svg:x="1.674cm" svg:y="0.082cm" svg:viewBox="0 0 277 134" draw:points="277,119 5,0 0,13 271,134">
            <text:p/>
          </draw:polygon>
          <draw:polygon draw:style-name="gr9" draw:layer="layout" svg:width="0.01cm" svg:height="0.014cm" svg:x="1.944cm" svg:y="0.2cm" svg:viewBox="0 0 11 15" draw:points="0,14 0,14 1,15 3,15 3,15 4,15 5,15 5,14 6,14 7,13 8,12 9,11 10,10 11,8 11,7 11,6 11,4 10,4 9,3 9,2 9,2 8,1 7,1 7,0 6,0">
            <text:p/>
          </draw:polygon>
          <draw:polygon draw:style-name="gr9" draw:layer="layout" svg:width="0.01cm" svg:height="0.014cm" svg:x="1.717cm" svg:y="0.313cm" svg:viewBox="0 0 11 15" draw:points="11,0 10,0 9,0 8,0 7,0 7,0 6,0 5,0 4,0 3,1 2,1 1,3 0,4 0,5 0,7 0,8 0,10 0,11 0,11 1,12 2,12 2,13 3,14 3,14 4,15">
            <text:p/>
          </draw:polygon>
          <draw:polygon draw:style-name="gr9" draw:layer="layout" svg:width="0.251cm" svg:height="0.121cm" svg:x="1.721cm" svg:y="0.314cm" svg:viewBox="0 0 252 122" draw:points="252,108 5,0 0,13 246,122">
            <text:p/>
          </draw:polygon>
          <draw:polygon draw:style-name="gr9" draw:layer="layout" svg:width="0.011cm" svg:height="0.013cm" svg:x="1.966cm" svg:y="0.422cm" svg:viewBox="0 0 12 14" draw:points="0,14 1,14 2,14 2,14 3,14 4,14 5,14 6,14 6,14 8,13 8,11 10,10 10,9 11,7 12,7 12,5 11,3 10,3 10,2 10,2 10,1 8,1 8,0 7,0 6,0">
            <text:p/>
          </draw:polygon>
          <draw:polygon draw:style-name="gr9" draw:layer="layout" svg:width="0.01cm" svg:height="0.014cm" svg:x="1.234cm" svg:y="0.724cm" svg:viewBox="0 0 11 15" draw:points="11,0 10,0 9,0 8,0 7,0 6,0 6,0 5,0 4,0 3,1 2,2 1,3 0,5 0,6 0,7 0,9 0,10 0,11 0,11 1,12 1,13 2,13 2,14 4,14 4,15">
            <text:p/>
          </draw:polygon>
          <draw:polygon draw:style-name="gr9" draw:layer="layout" svg:width="0.173cm" svg:height="0.086cm" svg:x="1.238cm" svg:y="0.725cm" svg:viewBox="0 0 174 87" draw:points="174,74 5,0 0,13 167,87">
            <text:p/>
          </draw:polygon>
          <draw:polygon draw:style-name="gr9" draw:layer="layout" svg:width="0.01cm" svg:height="0.014cm" svg:x="1.405cm" svg:y="0.799cm" svg:viewBox="0 0 11 15" draw:points="0,14 1,14 2,15 3,15 4,15 5,14 6,14 6,14 8,13 9,12 10,11 10,10 11,8 11,7 11,5 10,4 10,3 10,3 10,2 9,1 9,1 8,0 7,0 6,0">
            <text:p/>
          </draw:polygon>
          <draw:polygon draw:style-name="gr9" draw:layer="layout" svg:width="0.01cm" svg:height="0.014cm" svg:x="1.725cm" svg:y="0.525cm" svg:viewBox="0 0 11 15" draw:points="11,0 10,0 9,0 8,0 7,0 6,0 6,0 5,0 4,0 3,1 2,2 1,4 1,4 0,6 0,8 0,9 0,10 0,11 1,12 1,13 1,13 2,13 3,14 4,15 4,15">
            <text:p/>
          </draw:polygon>
          <draw:polygon draw:style-name="gr9" draw:layer="layout" svg:width="0.296cm" svg:height="0.141cm" svg:x="1.73cm" svg:y="0.526cm" svg:viewBox="0 0 297 142" draw:points="297,128 6,0 0,13 291,142">
            <text:p/>
          </draw:polygon>
          <draw:polygon draw:style-name="gr9" draw:layer="layout" svg:width="0.011cm" svg:height="0.014cm" svg:x="2.02cm" svg:y="0.654cm" svg:viewBox="0 0 12 15" draw:points="0,14 1,14 2,15 2,15 4,15 4,15 5,15 6,14 6,14 8,13 9,12 10,11 10,10 12,8 12,7 12,6 12,4 10,3 10,3 10,2 9,2 9,1 8,0 8,0 6,0">
            <text:p/>
          </draw:polygon>
          <draw:polygon draw:style-name="gr9" draw:layer="layout" svg:width="0.01cm" svg:height="0.014cm" svg:x="2.225cm" svg:y="0.325cm" svg:viewBox="0 0 11 15" draw:points="11,0 10,0 9,0 8,0 7,0 6,0 6,0 5,0 4,0 3,1 2,2 1,3 0,4 0,6 0,7 0,8 0,10 0,10 0,11 1,12 1,13 2,13 2,13 3,14 4,15">
            <text:p/>
          </draw:polygon>
          <draw:polygon draw:style-name="gr9" draw:layer="layout" svg:width="0.145cm" svg:height="0.074cm" svg:x="2.229cm" svg:y="0.326cm" svg:viewBox="0 0 146 75" draw:points="146,61 5,0 0,13 140,75">
            <text:p/>
          </draw:polygon>
          <draw:polygon draw:style-name="gr9" draw:layer="layout" svg:width="0.01cm" svg:height="0.014cm" svg:x="2.368cm" svg:y="0.387cm" svg:viewBox="0 0 11 15" draw:points="0,14 0,14 1,15 2,15 2,15 4,15 4,15 5,14 6,14 7,13 8,12 9,11 10,10 11,8 11,7 11,6 11,4 10,4 9,2 9,2 8,2 8,1 7,0 6,0 6,0">
            <text:p/>
          </draw:polygon>
          <draw:polygon draw:style-name="gr5" draw:layer="layout" svg:width="1.191cm" svg:height="0.412cm" svg:x="1.191cm" svg:y="0.412cm" svg:viewBox="0 0 1192 413" draw:points="0,413 30,413 61,412 91,412 121,410 151,409 180,408 210,406 239,404 268,402 296,400 324,397 353,394 380,391 407,388 435,385 462,381 488,377 514,373 540,368 565,364 590,359 615,354 640,348 664,343 687,338 710,332 733,326 755,320 766,317 777,313 787,310 798,307 808,304 819,300 829,296 840,293 850,290 859,286 869,283 878,279 889,276 898,272 907,268 917,264 926,260 934,256 943,253 952,249 961,245 968,241 977,237 985,233 993,229 1001,225 1009,220 1016,216 1024,212 1031,208 1038,203 1045,199 1052,195 1058,190 1065,186 1071,182 1077,177 1084,172 1089,168 1096,163 1101,159 1106,154 1112,149 1117,144 1122,140 1127,135 1131,130 1136,125 1140,120 1144,116 1149,111 1153,105 1156,100 1160,95 1163,90 1166,85 1169,80 1172,75 1175,70 1177,64 1179,59 1182,54 1183,48 1185,43 1186,38 1188,33 1189,27 1190,22 1191,16 1191,11 1192,5 1192,0 1177,0 1177,4 1177,10 1177,15 1175,20 1175,25 1174,29 1173,34 1171,39 1169,44 1168,49 1166,54 1164,58 1161,63 1159,68 1156,73 1154,78 1151,82 1148,87 1144,92 1141,97 1138,101 1133,106 1130,111 1126,116 1121,120 1117,125 1112,129 1107,134 1102,138 1098,143 1092,147 1087,152 1081,157 1075,161 1069,165 1063,170 1057,174 1051,178 1044,182 1037,187 1031,191 1024,195 1016,200 1009,204 1002,208 994,212 987,216 978,220 970,224 963,228 954,232 945,236 937,240 928,243 920,247 911,251 902,255 893,259 883,262 874,266 864,269 854,273 845,277 835,279 825,283 815,286 804,290 794,293 783,296 773,300 762,303 751,306 729,312 706,318 684,323 660,329 636,334 612,339 588,344 563,349 538,354 512,358 486,362 460,367 433,370 406,373 378,377 351,380 323,383 295,385 267,388 238,390 209,392 180,394 151,395 120,396 91,397 61,397 30,398 0,398">
            <text:p/>
          </draw:polygon>
          <draw:polygon draw:style-name="gr5" draw:layer="layout" svg:width="1.191cm" svg:height="0.412cm" svg:x="0cm" svg:y="0.412cm" svg:viewBox="0 0 1192 413" draw:points="0,0 0,5 0,11 0,16 1,22 2,27 3,33 4,38 6,43 7,48 9,54 11,59 14,64 16,70 18,75 21,80 24,85 27,90 31,95 35,100 38,105 42,111 46,116 50,120 54,125 59,130 63,135 68,140 74,144 79,149 84,154 89,159 95,163 101,168 107,172 113,177 119,182 126,186 132,190 139,195 146,199 153,203 159,208 167,212 174,216 182,220 189,225 198,229 206,233 214,237 222,241 230,245 239,249 248,253 256,256 265,260 274,264 284,268 293,272 302,276 312,279 322,283 331,286 341,290 351,293 362,296 372,300 382,304 393,307 403,310 414,313 425,317 436,320 458,326 481,332 504,338 527,343 551,348 576,354 601,359 626,364 651,368 677,373 703,377 729,381 757,385 783,388 811,391 838,394 866,397 894,400 923,402 952,404 981,406 1011,408 1040,409 1071,410 1100,412 1130,412 1161,413 1192,413 1192,398 1161,398 1131,397 1101,397 1071,396 1041,395 1012,394 982,392 954,390 925,388 896,385 868,383 840,380 813,377 785,373 758,370 731,367 705,362 679,358 653,354 628,349 603,344 579,339 555,334 531,329 507,323 484,318 462,312 440,306 429,303 418,300 408,296 397,293 386,290 376,286 366,283 356,279 346,277 336,273 326,269 317,266 308,262 298,259 289,255 280,251 271,247 262,243 254,240 245,236 237,232 228,228 220,224 212,220 204,216 196,212 189,208 181,204 174,200 167,195 160,191 153,187 147,182 140,178 134,174 128,170 122,165 115,161 110,157 104,152 98,147 93,143 88,138 84,134 79,129 74,125 69,120 65,116 61,111 57,106 53,101 50,97 46,92 43,87 40,82 37,78 34,73 31,68 29,63 27,58 25,54 22,49 21,44 19,39 18,34 17,29 16,25 15,20 14,15 14,10 14,4 14,0">
            <text:p/>
          </draw:polygon>
          <draw:polygon draw:style-name="gr5" draw:layer="layout" svg:width="1.191cm" svg:height="0.412cm" svg:x="0cm" svg:y="0cm" svg:viewBox="0 0 1192 413" draw:points="1192,0 1161,0 1130,0 1100,1 1071,1 1040,3 1011,4 981,6 952,8 923,10 894,12 866,15 838,18 811,21 783,24 757,28 729,32 703,36 677,40 651,44 626,49 601,53 576,58 551,64 527,69 504,75 481,80 458,86 436,92 414,99 393,105 382,109 372,112 362,115 351,119 341,122 331,126 322,129 312,133 302,137 293,140 284,144 274,148 265,151 256,155 248,159 239,163 230,167 222,171 214,175 206,179 198,183 189,188 182,192 174,196 167,200 159,204 153,209 146,213 139,218 132,222 126,227 119,231 113,235 107,240 101,245 95,249 89,253 84,258 79,263 74,268 68,273 63,277 59,282 54,287 50,292 46,297 42,302 38,307 35,312 31,317 27,322 24,327 21,333 18,337 16,342 14,348 11,353 9,358 7,364 6,369 4,375 3,380 2,386 1,391 0,396 0,401 0,407 0,413 14,413 14,407 14,403 14,398 15,393 16,388 17,383 18,378 19,373 21,368 22,364 25,359 27,354 29,349 31,344 34,340 37,334 40,330 43,325 46,320 50,315 53,311 57,306 61,302 65,296 69,292 74,288 79,283 84,279 88,273 93,269 98,265 104,261 110,256 115,251 122,247 128,242 134,238 140,234 147,229 153,225 160,221 167,217 174,213 181,209 189,204 196,200 204,197 212,192 220,188 228,185 237,180 245,176 254,173 262,169 271,165 280,161 289,157 298,154 308,150 317,147 326,143 336,140 346,136 356,133 366,129 376,126 386,122 397,119 418,113 440,106 462,100 484,94 507,89 531,83 555,78 579,73 603,68 628,63 653,58 679,54 705,50 731,46 758,42 785,38 813,35 840,32 868,30 896,27 925,24 954,22 982,20 1012,18 1041,17 1071,16 1101,15 1131,15 1161,14 1192,14">
            <text:p/>
          </draw:polygon>
          <draw:polygon draw:style-name="gr5" draw:layer="layout" svg:width="1.191cm" svg:height="0.412cm" svg:x="1.191cm" svg:y="0cm" svg:viewBox="0 0 1192 413" draw:points="1192,413 1192,407 1191,401 1191,396 1190,391 1189,386 1188,380 1186,375 1185,369 1183,364 1182,358 1179,353 1177,348 1175,342 1172,337 1169,333 1166,327 1163,322 1160,317 1156,312 1153,307 1149,302 1144,297 1140,292 1136,287 1131,282 1127,277 1122,273 1117,268 1112,263 1106,258 1101,253 1096,249 1089,245 1084,240 1077,235 1071,231 1065,227 1058,222 1052,218 1045,213 1038,209 1031,204 1024,200 1016,196 1009,192 1001,188 993,183 985,179 977,175 968,171 961,167 952,163 943,159 934,155 926,151 917,148 907,144 898,140 889,137 878,133 869,129 859,126 850,122 840,119 829,115 819,112 808,109 798,105 777,99 755,92 733,86 710,80 687,75 664,69 640,64 615,58 590,53 565,49 540,44 514,40 488,36 462,32 435,28 407,24 380,21 353,18 324,15 296,12 268,10 239,8 210,6 180,4 151,3 121,1 91,1 61,0 30,0 0,0 0,14 30,14 61,15 91,15 120,16 151,17 180,18 209,20 238,22 267,24 295,27 323,30 351,32 378,35 406,38 433,42 460,46 486,50 512,54 538,58 563,63 588,68 612,73 636,78 660,83 684,89 706,94 729,100 751,106 773,113 794,119 804,122 815,126 825,129 835,133 845,136 854,140 864,143 874,147 883,150 893,154 902,157 911,161 920,165 928,169 937,173 945,176 954,180 963,185 970,188 978,192 987,197 994,200 1002,204 1009,209 1016,213 1024,217 1031,221 1037,225 1044,229 1051,234 1057,238 1063,242 1069,247 1075,251 1081,256 1087,261 1092,265 1098,269 1102,273 1107,279 1112,283 1117,288 1121,292 1126,296 1130,302 1133,306 1138,311 1141,315 1144,320 1148,325 1151,330 1154,334 1156,340 1159,344 1161,349 1164,354 1166,359 1168,364 1169,368 1171,373 1173,378 1174,383 1175,388 1175,393 1177,398 1177,403 1177,407 1177,413">
            <text:p/>
          </draw:polygon>
          <draw:polygon draw:style-name="gr7" draw:layer="layout" svg:width="0.779cm" svg:height="0.262cm" svg:x="1.221cm" svg:y="0.118cm" svg:viewBox="0 0 780 263" draw:points="0,205 174,263 587,98 780,145 678,0 181,0 389,50">
            <text:p/>
          </draw:polygon>
          <draw:polygon draw:style-name="gr7" draw:layer="layout" svg:width="0.779cm" svg:height="0.263cm" svg:x="0.37cm" svg:y="0.432cm" svg:viewBox="0 0 780 264" draw:points="780,57 605,0 192,164 0,117 100,264 598,264 391,213">
            <text:p/>
          </draw:polygon>
          <draw:polygon draw:style-name="gr7" draw:layer="layout" svg:width="0.779cm" svg:height="0.263cm" svg:x="0.412cm" svg:y="0.11cm" svg:viewBox="0 0 780 264" draw:points="0,58 174,0 587,164 780,117 677,264 181,264 388,213">
            <text:p/>
          </draw:polygon>
          <draw:polygon draw:style-name="gr10" draw:layer="layout" svg:width="0.779cm" svg:height="0.263cm" svg:x="1.236cm" svg:y="0.132cm" svg:viewBox="0 0 780 264" draw:points="0,206 174,264 587,99 780,146 678,0 180,0 388,50">
            <text:p/>
          </draw:polygon>
          <draw:polygon draw:style-name="gr10" draw:layer="layout" svg:width="0.779cm" svg:height="0.263cm" svg:x="0.385cm" svg:y="0.446cm" svg:viewBox="0 0 780 264" draw:points="780,58 605,0 192,164 0,117 101,264 598,264 390,213">
            <text:p/>
          </draw:polygon>
          <draw:polygon draw:style-name="gr10" draw:layer="layout" svg:width="0.779cm" svg:height="0.263cm" svg:x="0.427cm" svg:y="0.125cm" svg:viewBox="0 0 780 264" draw:points="0,58 174,0 587,164 780,117 678,264 181,264 389,213">
            <text:p/>
          </draw:polygon>
          <draw:polygon draw:style-name="gr7" draw:layer="layout" svg:width="0.771cm" svg:height="0.26cm" svg:x="1.185cm" svg:y="0.468cm" svg:viewBox="0 0 772 261" draw:points="772,203 599,261 190,98 0,144 100,0 592,0 387,50">
            <text:p/>
          </draw:polygon>
          <draw:polygon draw:style-name="gr10" draw:layer="layout" svg:width="0.77cm" svg:height="0.26cm" svg:x="1.198cm" svg:y="0.486cm" svg:viewBox="0 0 771 261" draw:points="771,203 598,261 190,98 0,144 100,0 592,0 386,50">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Router with Firewall</dc:title>
    <meta:creation-date>2011-02-07T16:37:59</meta:creation-date>
    <meta:editing-duration>P0D</meta:editing-duration>
    <meta:editing-cycles>1</meta:editing-cycles>
    <meta:document-statistic meta:object-count="164"/>
    <meta:generator>OpenOffice.org/3.3$Linux OpenOffice.org_project/330m20$Build-9567</meta:generator>
  </office:meta>
</office:document-meta>
</file>